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7704" calcext:value-type="float">
            <text:p>113.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0752" calcext:value-type="float">
            <text:p>113.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95912" calcext:value-type="float">
            <text:p>113.59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05056" calcext:value-type="float">
            <text:p>113.6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50776" calcext:value-type="float">
            <text:p>113.6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28144" calcext:value-type="float">
            <text:p>113.9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9688" calcext:value-type="float">
            <text:p>114.08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4928" calcext:value-type="float">
            <text:p>114.1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48184" calcext:value-type="float">
            <text:p>114.2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3904" calcext:value-type="float">
            <text:p>114.2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3256" calcext:value-type="float">
            <text:p>114.4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6576" calcext:value-type="float">
            <text:p>114.6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0352" calcext:value-type="float">
            <text:p>114.8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1416" calcext:value-type="float">
            <text:p>114.9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532" calcext:value-type="float">
            <text:p>114.9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52272" calcext:value-type="float">
            <text:p>114.9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5528" calcext:value-type="float">
            <text:p>115.0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0872" calcext:value-type="float">
            <text:p>115.1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2964" calcext:value-type="float">
            <text:p>115.2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2896" calcext:value-type="float">
            <text:p>115.3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72896" calcext:value-type="float">
            <text:p>115.3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7656" calcext:value-type="float">
            <text:p>115.3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6424" calcext:value-type="float">
            <text:p>115.4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4168" calcext:value-type="float">
            <text:p>115.6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38072" calcext:value-type="float">
            <text:p>115.6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9032" calcext:value-type="float">
            <text:p>115.6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65504" calcext:value-type="float">
            <text:p>115.6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0848" calcext:value-type="float">
            <text:p>115.7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51432" calcext:value-type="float">
            <text:p>115.8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79448" calcext:value-type="float">
            <text:p>115.9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784" calcext:value-type="float">
            <text:p>116.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7568" calcext:value-type="float">
            <text:p>116.1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5072" calcext:value-type="float">
            <text:p>116.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168" calcext:value-type="float">
            <text:p>116.3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0312" calcext:value-type="float">
            <text:p>116.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9904" calcext:value-type="float">
            <text:p>116.5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5936" calcext:value-type="float">
            <text:p>116.8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7556" calcext:value-type="float">
            <text:p>116.8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76144" calcext:value-type="float">
            <text:p>116.9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43784" calcext:value-type="float">
            <text:p>117.1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1424" calcext:value-type="float">
            <text:p>117.3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896" calcext:value-type="float">
            <text:p>117.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57728" calcext:value-type="float">
            <text:p>117.4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944" calcext:value-type="float">
            <text:p>117.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01568" calcext:value-type="float">
            <text:p>117.7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528" calcext:value-type="float">
            <text:p>117.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3568" calcext:value-type="float">
            <text:p>117.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24656" calcext:value-type="float">
            <text:p>118.0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42944" calcext:value-type="float">
            <text:p>118.0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5512" calcext:value-type="float">
            <text:p>118.0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284" calcext:value-type="float">
            <text:p>117.9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0816" calcext:value-type="float">
            <text:p>117.7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232" calcext:value-type="float">
            <text:p>117.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52216" calcext:value-type="float">
            <text:p>117.5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1256" calcext:value-type="float">
            <text:p>117.4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0296" calcext:value-type="float">
            <text:p>117.4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1424" calcext:value-type="float">
            <text:p>117.3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96896" calcext:value-type="float">
            <text:p>116.89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7776" calcext:value-type="float">
            <text:p>116.3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6596" calcext:value-type="float">
            <text:p>116.26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47672" calcext:value-type="float">
            <text:p>116.2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0344" calcext:value-type="float">
            <text:p>116.2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7932" calcext:value-type="float">
            <text:p>116.4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316" calcext:value-type="float">
            <text:p>112.91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47272" calcext:value-type="float">
            <text:p>113.0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748" calcext:value-type="float">
            <text:p>113.18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3988" calcext:value-type="float">
            <text:p>113.3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4576" calcext:value-type="float">
            <text:p>113.5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9376" calcext:value-type="float">
            <text:p>113.8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5616" calcext:value-type="float">
            <text:p>114.2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94944" calcext:value-type="float">
            <text:p>114.9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88136" calcext:value-type="float">
            <text:p>115.3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392" calcext:value-type="float">
            <text:p>115.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8576" calcext:value-type="float">
            <text:p>115.0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3128" calcext:value-type="float">
            <text:p>114.9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96824" calcext:value-type="float">
            <text:p>114.7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9624" calcext:value-type="float">
            <text:p>114.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49352" calcext:value-type="float">
            <text:p>114.4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67056" calcext:value-type="float">
            <text:p>114.3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1168" calcext:value-type="float">
            <text:p>114.5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40792" calcext:value-type="float">
            <text:p>114.5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9812" calcext:value-type="float">
            <text:p>114.4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73736" calcext:value-type="float">
            <text:p>114.4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37744" calcext:value-type="float">
            <text:p>114.5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35992" calcext:value-type="float">
            <text:p>114.2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1672" calcext:value-type="float">
            <text:p>113.9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63552" calcext:value-type="float">
            <text:p>113.7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7768" calcext:value-type="float">
            <text:p>113.9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2632" calcext:value-type="float">
            <text:p>114.0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8664" calcext:value-type="float">
            <text:p>114.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72568" calcext:value-type="float">
            <text:p>114.2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0584" calcext:value-type="float">
            <text:p>114.4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2128" calcext:value-type="float">
            <text:p>114.5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2192" calcext:value-type="float">
            <text:p>114.4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668" calcext:value-type="float">
            <text:p>114.4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65176" calcext:value-type="float">
            <text:p>114.5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77952" calcext:value-type="float">
            <text:p>114.6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004" calcext:value-type="float">
            <text:p>114.6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8432" calcext:value-type="float">
            <text:p>114.7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33984" calcext:value-type="float">
            <text:p>114.9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17448" calcext:value-type="float">
            <text:p>115.2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916" calcext:value-type="float">
            <text:p>115.1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6928" calcext:value-type="float">
            <text:p>114.8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38912" calcext:value-type="float">
            <text:p>114.7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6176" calcext:value-type="float">
            <text:p>114.9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16864" calcext:value-type="float">
            <text:p>115.1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9264" calcext:value-type="float">
            <text:p>115.2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7696" calcext:value-type="float">
            <text:p>115.6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496" calcext:value-type="float">
            <text:p>115.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17776" calcext:value-type="float">
            <text:p>116.3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364" calcext:value-type="float">
            <text:p>116.7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036" calcext:value-type="float">
            <text:p>117.1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052" calcext:value-type="float">
            <text:p>117.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28872" calcext:value-type="float">
            <text:p>118.2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58056" calcext:value-type="float">
            <text:p>118.5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768" calcext:value-type="float">
            <text:p>119.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06312" calcext:value-type="float">
            <text:p>120.60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7856" calcext:value-type="float">
            <text:p>120.76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83808" calcext:value-type="float">
            <text:p>120.3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0344" calcext:value-type="float">
            <text:p>120.1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0784" calcext:value-type="float">
            <text:p>119.8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6" calcext:value-type="float">
            <text:p>119.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10328" calcext:value-type="float">
            <text:p>119.2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60976" calcext:value-type="float">
            <text:p>119.0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96968" calcext:value-type="float">
            <text:p>118.9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6656" calcext:value-type="float">
            <text:p>118.7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1648" calcext:value-type="float">
            <text:p>118.3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2904" calcext:value-type="float">
            <text:p>117.7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65704" calcext:value-type="float">
            <text:p>117.2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30424" calcext:value-type="float">
            <text:p>116.9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50592" calcext:value-type="float">
            <text:p>116.75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2328" calcext:value-type="float">
            <text:p>116.1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8656" calcext:value-type="float">
            <text:p>115.7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824" calcext:value-type="float">
            <text:p>115.4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00328" calcext:value-type="float">
            <text:p>115.4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48512" calcext:value-type="float">
            <text:p>115.3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1832" calcext:value-type="float">
            <text:p>115.2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58952" calcext:value-type="float">
            <text:p>115.0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00456" calcext:value-type="float">
            <text:p>114.9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6448" calcext:value-type="float">
            <text:p>114.8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0832" calcext:value-type="float">
            <text:p>114.8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61416" calcext:value-type="float">
            <text:p>114.9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09016" calcext:value-type="float">
            <text:p>114.8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60248" calcext:value-type="float">
            <text:p>114.7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7472" calcext:value-type="float">
            <text:p>114.6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25552" calcext:value-type="float">
            <text:p>114.5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95656" calcext:value-type="float">
            <text:p>114.5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12064" calcext:value-type="float">
            <text:p>114.8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79704" calcext:value-type="float">
            <text:p>114.9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62584" calcext:value-type="float">
            <text:p>115.1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4196" calcext:value-type="float">
            <text:p>114.7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1524" calcext:value-type="float">
            <text:p>114.3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23216" calcext:value-type="float">
            <text:p>114.1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7016" calcext:value-type="float">
            <text:p>114.0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9856" calcext:value-type="float">
            <text:p>113.9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0984" calcext:value-type="float">
            <text:p>113.7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4468" calcext:value-type="float">
            <text:p>113.6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90528" calcext:value-type="float">
            <text:p>113.1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84" calcext:value-type="float">
            <text:p>112.9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73536" calcext:value-type="float">
            <text:p>112.8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86896" calcext:value-type="float">
            <text:p>113.0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10112" calcext:value-type="float">
            <text:p>112.91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37672" calcext:value-type="float">
            <text:p>112.43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7384" calcext:value-type="float">
            <text:p>111.65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8672" calcext:value-type="float">
            <text:p>112.81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5496" calcext:value-type="float">
            <text:p>113.3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33328" calcext:value-type="float">
            <text:p>112.73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5856" calcext:value-type="float">
            <text:p>112.38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99344" calcext:value-type="float">
            <text:p>112.0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06152" calcext:value-type="float">
            <text:p>111.70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47072" calcext:value-type="float">
            <text:p>111.44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2272" calcext:value-type="float">
            <text:p>111.14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0416" calcext:value-type="float">
            <text:p>110.77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9896" calcext:value-type="float">
            <text:p>110.41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19312" calcext:value-type="float">
            <text:p>110.31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91296" calcext:value-type="float">
            <text:p>110.19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5304" calcext:value-type="float">
            <text:p>110.2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8728" calcext:value-type="float">
            <text:p>110.2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5392" calcext:value-type="float">
            <text:p>109.43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1448" calcext:value-type="float">
            <text:p>109.1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84" calcext:value-type="float">
            <text:p>109.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6584" calcext:value-type="float">
            <text:p>109.06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62368" calcext:value-type="float">
            <text:p>108.86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67296" calcext:value-type="float">
            <text:p>108.6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4936" calcext:value-type="float">
            <text:p>108.83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312" calcext:value-type="float">
            <text:p>108.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4896" calcext:value-type="float">
            <text:p>108.5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492" calcext:value-type="float">
            <text:p>107.9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1664" calcext:value-type="float">
            <text:p>107.8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29808" calcext:value-type="float">
            <text:p>107.4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31688" calcext:value-type="float">
            <text:p>107.2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6656" calcext:value-type="float">
            <text:p>107.3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7344" calcext:value-type="float">
            <text:p>107.5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488" calcext:value-type="float">
            <text:p>107.6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5088" calcext:value-type="float">
            <text:p>107.76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1016" calcext:value-type="float">
            <text:p>107.9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72936" calcext:value-type="float">
            <text:p>108.0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67424" calcext:value-type="float">
            <text:p>108.1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8688" calcext:value-type="float">
            <text:p>108.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168" calcext:value-type="float">
            <text:p>108.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3392" calcext:value-type="float">
            <text:p>108.6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77024" calcext:value-type="float">
            <text:p>108.77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95768" calcext:value-type="float">
            <text:p>109.39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56" calcext:value-type="float">
            <text:p>109.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2632" calcext:value-type="float">
            <text:p>110.21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26448" calcext:value-type="float">
            <text:p>111.02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6552" calcext:value-type="float">
            <text:p>111.0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624" calcext:value-type="float">
            <text:p>110.8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864" calcext:value-type="float">
            <text:p>110.54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3008" calcext:value-type="float">
            <text:p>110.17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79944" calcext:value-type="float">
            <text:p>109.27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4768" calcext:value-type="float">
            <text:p>109.01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3288" calcext:value-type="float">
            <text:p>108.6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4272" calcext:value-type="float">
            <text:p>108.0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82208" calcext:value-type="float">
            <text:p>107.5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48224" calcext:value-type="float">
            <text:p>106.9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66056" calcext:value-type="float">
            <text:p>106.3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05808" calcext:value-type="float">
            <text:p>105.9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7648" calcext:value-type="float">
            <text:p>105.3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71404" calcext:value-type="float">
            <text:p>104.71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9952" calcext:value-type="float">
            <text:p>104.0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84528" calcext:value-type="float">
            <text:p>103.28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74344" calcext:value-type="float">
            <text:p>102.57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2072" calcext:value-type="float">
            <text:p>101.9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1784" calcext:value-type="float">
            <text:p>101.14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6088" calcext:value-type="float">
            <text:p>100.52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056" calcext:value-type="float">
            <text:p>99.7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96576" calcext:value-type="float">
            <text:p>99.09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6328" calcext:value-type="float">
            <text:p>98.6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564" calcext:value-type="float">
            <text:p>98.4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7728" calcext:value-type="float">
            <text:p>98.4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504" calcext:value-type="float">
            <text:p>98.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49816" calcext:value-type="float">
            <text:p>98.3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95536" calcext:value-type="float">
            <text:p>98.39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22384" calcext:value-type="float">
            <text:p>98.3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33992" calcext:value-type="float">
            <text:p>98.2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5896" calcext:value-type="float">
            <text:p>98.3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3928" calcext:value-type="float">
            <text:p>98.48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9272" calcext:value-type="float">
            <text:p>98.5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6224" calcext:value-type="float">
            <text:p>98.56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88144" calcext:value-type="float">
            <text:p>98.6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39376" calcext:value-type="float">
            <text:p>98.6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57664" calcext:value-type="float">
            <text:p>98.6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16744" calcext:value-type="float">
            <text:p>98.91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0752" calcext:value-type="float">
            <text:p>98.9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92944" calcext:value-type="float">
            <text:p>98.9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48392" calcext:value-type="float">
            <text:p>99.14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7744" calcext:value-type="float">
            <text:p>99.2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30688" calcext:value-type="float">
            <text:p>99.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63632" calcext:value-type="float">
            <text:p>99.16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09936" calcext:value-type="float">
            <text:p>99.3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86" calcext:value-type="float">
            <text:p>99.2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38536" calcext:value-type="float">
            <text:p>99.5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5624" calcext:value-type="float">
            <text:p>99.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37368" calcext:value-type="float">
            <text:p>99.33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19664" calcext:value-type="float">
            <text:p>99.4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89184" calcext:value-type="float">
            <text:p>99.3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7148" calcext:value-type="float">
            <text:p>99.4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3776" calcext:value-type="float">
            <text:p>99.5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9496" calcext:value-type="float">
            <text:p>99.59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87304" calcext:value-type="float">
            <text:p>99.5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65968" calcext:value-type="float">
            <text:p>99.56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48264" calcext:value-type="float">
            <text:p>99.64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5112" calcext:value-type="float">
            <text:p>99.57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17784" calcext:value-type="float">
            <text:p>99.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934" calcext:value-type="float">
            <text:p>99.59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57408" calcext:value-type="float">
            <text:p>99.65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3816" calcext:value-type="float">
            <text:p>99.87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344" calcext:value-type="float">
            <text:p>99.9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88472" calcext:value-type="float">
            <text:p>99.78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70768" calcext:value-type="float">
            <text:p>99.87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916" calcext:value-type="float">
            <text:p>99.95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81664" calcext:value-type="float">
            <text:p>100.18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21872" calcext:value-type="float">
            <text:p>100.3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68176" calcext:value-type="float">
            <text:p>100.46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6876" calcext:value-type="float">
            <text:p>100.56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35816" calcext:value-type="float">
            <text:p>100.63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97944" calcext:value-type="float">
            <text:p>100.89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83872" calcext:value-type="float">
            <text:p>101.08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4788" calcext:value-type="float">
            <text:p>101.14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1136" calcext:value-type="float">
            <text:p>101.29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94184" calcext:value-type="float">
            <text:p>101.29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9632" calcext:value-type="float">
            <text:p>101.44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17272" calcext:value-type="float">
            <text:p>101.61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49504" calcext:value-type="float">
            <text:p>101.9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81736" calcext:value-type="float">
            <text:p>102.28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2616" calcext:value-type="float">
            <text:p>102.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5992" calcext:value-type="float">
            <text:p>102.80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09624" calcext:value-type="float">
            <text:p>102.90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924864" calcext:value-type="float">
            <text:p>102.92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6812" calcext:value-type="float">
            <text:p>103.06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46784" calcext:value-type="float">
            <text:p>103.04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19936" calcext:value-type="float">
            <text:p>103.11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6624" calcext:value-type="float">
            <text:p>103.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0728" calcext:value-type="float">
            <text:p>103.3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624" calcext:value-type="float">
            <text:p>103.2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50416" calcext:value-type="float">
            <text:p>103.15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132128" calcext:value-type="float">
            <text:p>103.13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02816" calcext:value-type="float">
            <text:p>103.3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1008" calcext:value-type="float">
            <text:p>103.5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10664" calcext:value-type="float">
            <text:p>103.61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4536" calcext:value-type="float">
            <text:p>103.8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61768" calcext:value-type="float">
            <text:p>104.0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916" calcext:value-type="float">
            <text:p>103.76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69872" calcext:value-type="float">
            <text:p>103.36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00936" calcext:value-type="float">
            <text:p>103.5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46656" calcext:value-type="float">
            <text:p>103.54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0456" calcext:value-type="float">
            <text:p>103.47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152" calcext:value-type="float">
            <text:p>103.6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1872" calcext:value-type="float">
            <text:p>104.1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30576" calcext:value-type="float">
            <text:p>104.43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61056" calcext:value-type="float">
            <text:p>104.4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72664" calcext:value-type="float">
            <text:p>104.3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74416" calcext:value-type="float">
            <text:p>104.6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87776" calcext:value-type="float">
            <text:p>104.88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73704" calcext:value-type="float">
            <text:p>105.07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210864" calcext:value-type="float">
            <text:p>105.2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02304" calcext:value-type="float">
            <text:p>105.3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48608" calcext:value-type="float">
            <text:p>105.4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68064" calcext:value-type="float">
            <text:p>105.6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4096" calcext:value-type="float">
            <text:p>105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134408" calcext:value-type="float">
            <text:p>106.1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664" calcext:value-type="float">
            <text:p>106.2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41672" calcext:value-type="float">
            <text:p>106.3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74488" calcext:value-type="float">
            <text:p>106.7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8976" calcext:value-type="float">
            <text:p>106.8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36616" calcext:value-type="float">
            <text:p>107.0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53608" calcext:value-type="float">
            <text:p>107.3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7248" calcext:value-type="float">
            <text:p>107.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0872" calcext:value-type="float">
            <text:p>107.56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352" calcext:value-type="float">
            <text:p>108.1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976" calcext:value-type="float">
            <text:p>108.5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264" calcext:value-type="float">
            <text:p>108.7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53808" calcext:value-type="float">
            <text:p>108.95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8504" calcext:value-type="float">
            <text:p>109.18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2824" calcext:value-type="float">
            <text:p>109.46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29296" calcext:value-type="float">
            <text:p>109.4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7688" calcext:value-type="float">
            <text:p>109.51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6936" calcext:value-type="float">
            <text:p>109.59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7144" calcext:value-type="float">
            <text:p>109.73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82864" calcext:value-type="float">
            <text:p>109.78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04" calcext:value-type="float">
            <text:p>109.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566" calcext:value-type="float">
            <text:p>109.95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6808" calcext:value-type="float">
            <text:p>110.09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8728" calcext:value-type="float">
            <text:p>110.21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188" calcext:value-type="float">
            <text:p>110.29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6952" calcext:value-type="float">
            <text:p>110.4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0376" calcext:value-type="float">
            <text:p>110.45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9792" calcext:value-type="float">
            <text:p>110.3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4656" calcext:value-type="float">
            <text:p>110.40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47328" calcext:value-type="float">
            <text:p>110.44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2088" calcext:value-type="float">
            <text:p>110.43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14384" calcext:value-type="float">
            <text:p>110.51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8664" calcext:value-type="float">
            <text:p>110.46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7288" calcext:value-type="float">
            <text:p>110.12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13928" calcext:value-type="float">
            <text:p>109.9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37728" calcext:value-type="float">
            <text:p>109.83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6288" calcext:value-type="float">
            <text:p>109.7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0672" calcext:value-type="float">
            <text:p>109.77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2968" calcext:value-type="float">
            <text:p>109.85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4304" calcext:value-type="float">
            <text:p>109.87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5304" calcext:value-type="float">
            <text:p>110.25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9184" calcext:value-type="float">
            <text:p>110.81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32544" calcext:value-type="float">
            <text:p>111.03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2152" calcext:value-type="float">
            <text:p>111.2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1248" calcext:value-type="float">
            <text:p>111.33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0664" calcext:value-type="float">
            <text:p>111.23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90456" calcext:value-type="float">
            <text:p>111.09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68536" calcext:value-type="float">
            <text:p>110.96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44152" calcext:value-type="float">
            <text:p>110.94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80144" calcext:value-type="float">
            <text:p>110.88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78392" calcext:value-type="float">
            <text:p>110.57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1192" calcext:value-type="float">
            <text:p>110.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16136" calcext:value-type="float">
            <text:p>110.81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576" calcext:value-type="float">
            <text:p>110.8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91752" calcext:value-type="float">
            <text:p>110.79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00312" calcext:value-type="float">
            <text:p>110.70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7912" calcext:value-type="float">
            <text:p>110.54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07832" calcext:value-type="float">
            <text:p>109.90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32216" calcext:value-type="float">
            <text:p>109.93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71256" calcext:value-type="float">
            <text:p>109.87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54104" calcext:value-type="float">
            <text:p>100.6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8384" calcext:value-type="float">
            <text:p>100.60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9888" calcext:value-type="float">
            <text:p>100.44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6424" calcext:value-type="float">
            <text:p>100.16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44504" calcext:value-type="float">
            <text:p>100.04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6968" calcext:value-type="float">
            <text:p>99.94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4024" calcext:value-type="float">
            <text:p>100.01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40872" calcext:value-type="float">
            <text:p>99.94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08056" calcext:value-type="float">
            <text:p>99.5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08184" calcext:value-type="float">
            <text:p>99.0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58248" calcext:value-type="float">
            <text:p>98.7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25304" calcext:value-type="float">
            <text:p>98.8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82632" calcext:value-type="float">
            <text:p>98.78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64344" calcext:value-type="float">
            <text:p>98.76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21672" calcext:value-type="float">
            <text:p>98.7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0712" calcext:value-type="float">
            <text:p>98.6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4852" calcext:value-type="float">
            <text:p>98.6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1804" calcext:value-type="float">
            <text:p>98.6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62592" calcext:value-type="float">
            <text:p>98.46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31528" calcext:value-type="float">
            <text:p>98.3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38792" calcext:value-type="float">
            <text:p>98.5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07728" calcext:value-type="float">
            <text:p>98.4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1324" calcext:value-type="float">
            <text:p>98.3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79712" calcext:value-type="float">
            <text:p>98.2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24848" calcext:value-type="float">
            <text:p>98.22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7608" calcext:value-type="float">
            <text:p>98.1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9024" calcext:value-type="float">
            <text:p>98.1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72448" calcext:value-type="float">
            <text:p>98.0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10904" calcext:value-type="float">
            <text:p>97.9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29192" calcext:value-type="float">
            <text:p>97.9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1488" calcext:value-type="float">
            <text:p>98.0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45016" calcext:value-type="float">
            <text:p>98.0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6352" calcext:value-type="float">
            <text:p>98.0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87104" calcext:value-type="float">
            <text:p>97.9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9088" calcext:value-type="float">
            <text:p>97.8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6792" calcext:value-type="float">
            <text:p>97.7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31072" calcext:value-type="float">
            <text:p>97.7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24976" calcext:value-type="float">
            <text:p>97.7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8172" calcext:value-type="float">
            <text:p>97.5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71408" calcext:value-type="float">
            <text:p>97.3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2452" calcext:value-type="float">
            <text:p>97.1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25232" calcext:value-type="float">
            <text:p>96.7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724" calcext:value-type="float">
            <text:p>96.0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6148" calcext:value-type="float">
            <text:p>95.66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82232" calcext:value-type="float">
            <text:p>95.5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84696" calcext:value-type="float">
            <text:p>95.48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51168" calcext:value-type="float">
            <text:p>95.45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90208" calcext:value-type="float">
            <text:p>95.39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68288" calcext:value-type="float">
            <text:p>95.26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14008" calcext:value-type="float">
            <text:p>95.31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37096" calcext:value-type="float">
            <text:p>95.63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07784" calcext:value-type="float">
            <text:p>95.80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55968" calcext:value-type="float">
            <text:p>95.75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23024" calcext:value-type="float">
            <text:p>95.82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56552" calcext:value-type="float">
            <text:p>95.85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9864" calcext:value-type="float">
            <text:p>95.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41896" calcext:value-type="float">
            <text:p>95.9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406" calcext:value-type="float">
            <text:p>96.2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7008" calcext:value-type="float">
            <text:p>96.4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63688" calcext:value-type="float">
            <text:p>96.5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9408" calcext:value-type="float">
            <text:p>96.6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0636" calcext:value-type="float">
            <text:p>96.6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016" calcext:value-type="float">
            <text:p>96.5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5208" calcext:value-type="float">
            <text:p>96.6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08696" calcext:value-type="float">
            <text:p>97.0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01304" calcext:value-type="float">
            <text:p>97.3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57336" calcext:value-type="float">
            <text:p>97.5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12784" calcext:value-type="float">
            <text:p>97.7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999296" calcext:value-type="float">
            <text:p>97.9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742" calcext:value-type="float">
            <text:p>98.3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49104" calcext:value-type="float">
            <text:p>98.74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58704" calcext:value-type="float">
            <text:p>99.3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724" calcext:value-type="float">
            <text:p>99.83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61624" calcext:value-type="float">
            <text:p>99.86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53064" calcext:value-type="float">
            <text:p>99.95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7072" calcext:value-type="float">
            <text:p>100.01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23168" calcext:value-type="float">
            <text:p>100.02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964" calcext:value-type="float">
            <text:p>99.98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62792" calcext:value-type="float">
            <text:p>100.06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3856" calcext:value-type="float">
            <text:p>100.19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396" calcext:value-type="float">
            <text:p>100.26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37112" calcext:value-type="float">
            <text:p>100.33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42624" calcext:value-type="float">
            <text:p>100.24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10976" calcext:value-type="float">
            <text:p>100.01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37824" calcext:value-type="float">
            <text:p>99.93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6904" calcext:value-type="float">
            <text:p>100.19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3792" calcext:value-type="float">
            <text:p>100.44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348" calcext:value-type="float">
            <text:p>100.2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36528" calcext:value-type="float">
            <text:p>100.23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02416" calcext:value-type="float">
            <text:p>100.10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51184" calcext:value-type="float">
            <text:p>100.15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86592" calcext:value-type="float">
            <text:p>99.98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12856" calcext:value-type="float">
            <text:p>99.81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95152" calcext:value-type="float">
            <text:p>99.89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96776" calcext:value-type="float">
            <text:p>100.69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89384" calcext:value-type="float">
            <text:p>100.98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04624" calcext:value-type="float">
            <text:p>101.00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50928" calcext:value-type="float">
            <text:p>101.15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33224" calcext:value-type="float">
            <text:p>101.23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88672" calcext:value-type="float">
            <text:p>101.38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46584" calcext:value-type="float">
            <text:p>101.44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9736" calcext:value-type="float">
            <text:p>101.51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83744" calcext:value-type="float">
            <text:p>101.58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08" calcext:value-type="float">
            <text:p>101.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65456" calcext:value-type="float">
            <text:p>101.56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02032" calcext:value-type="float">
            <text:p>101.60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56896" calcext:value-type="float">
            <text:p>101.65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10592" calcext:value-type="float">
            <text:p>101.51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92888" calcext:value-type="float">
            <text:p>101.59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8128" calcext:value-type="float">
            <text:p>101.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3472" calcext:value-type="float">
            <text:p>101.6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91008" calcext:value-type="float">
            <text:p>101.7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45288" calcext:value-type="float">
            <text:p>101.74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39192" calcext:value-type="float">
            <text:p>101.7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272" calcext:value-type="float">
            <text:p>101.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6728" calcext:value-type="float">
            <text:p>101.83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70256" calcext:value-type="float">
            <text:p>101.8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1656" calcext:value-type="float">
            <text:p>102.0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3616" calcext:value-type="float">
            <text:p>102.08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86664" calcext:value-type="float">
            <text:p>102.0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89128" calcext:value-type="float">
            <text:p>101.98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78816" calcext:value-type="float">
            <text:p>101.7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6312" calcext:value-type="float">
            <text:p>101.55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984" calcext:value-type="float">
            <text:p>101.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9256" calcext:value-type="float">
            <text:p>101.48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3056" calcext:value-type="float">
            <text:p>101.41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0028" calcext:value-type="float">
            <text:p>101.30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336856" calcext:value-type="float">
            <text:p>101.33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47752" calcext:value-type="float">
            <text:p>101.64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20904" calcext:value-type="float">
            <text:p>101.72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2324" calcext:value-type="float">
            <text:p>102.1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32256" calcext:value-type="float">
            <text:p>102.63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82904" calcext:value-type="float">
            <text:p>102.4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14552" calcext:value-type="float">
            <text:p>102.71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7856" calcext:value-type="float">
            <text:p>102.7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15136" calcext:value-type="float">
            <text:p>102.81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5476" calcext:value-type="float">
            <text:p>102.85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27328" calcext:value-type="float">
            <text:p>102.82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02944" calcext:value-type="float">
            <text:p>102.80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897432" calcext:value-type="float">
            <text:p>102.89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986" calcext:value-type="float">
            <text:p>103.09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14424" calcext:value-type="float">
            <text:p>103.21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5112" calcext:value-type="float">
            <text:p>103.38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73504" calcext:value-type="float">
            <text:p>103.4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6968" calcext:value-type="float">
            <text:p>103.75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6904" calcext:value-type="float">
            <text:p>104.0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0328" calcext:value-type="float">
            <text:p>103.97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24608" calcext:value-type="float">
            <text:p>103.9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94128" calcext:value-type="float">
            <text:p>103.8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7072" calcext:value-type="float">
            <text:p>103.8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26488" calcext:value-type="float">
            <text:p>103.72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589328" calcext:value-type="float">
            <text:p>103.58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00352" calcext:value-type="float">
            <text:p>103.4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382064" calcext:value-type="float">
            <text:p>103.38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607616" calcext:value-type="float">
            <text:p>103.60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0704" calcext:value-type="float">
            <text:p>103.93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03856" calcext:value-type="float">
            <text:p>104.0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76424" calcext:value-type="float">
            <text:p>103.97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88032" calcext:value-type="float">
            <text:p>103.8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66112" calcext:value-type="float">
            <text:p>103.76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1352" calcext:value-type="float">
            <text:p>103.78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844" calcext:value-type="float">
            <text:p>103.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58136" calcext:value-type="float">
            <text:p>103.9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872" calcext:value-type="float">
            <text:p>104.0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22144" calcext:value-type="float">
            <text:p>104.0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368" calcext:value-type="float">
            <text:p>103.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47824" calcext:value-type="float">
            <text:p>103.74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24024" calcext:value-type="float">
            <text:p>103.8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3012" calcext:value-type="float">
            <text:p>103.8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878888" calcext:value-type="float">
            <text:p>103.8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91664" calcext:value-type="float">
            <text:p>103.99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93416" calcext:value-type="float">
            <text:p>104.2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37968" calcext:value-type="float">
            <text:p>104.1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5684" calcext:value-type="float">
            <text:p>104.2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58008" calcext:value-type="float">
            <text:p>104.45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3116" calcext:value-type="float">
            <text:p>104.5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58592" calcext:value-type="float">
            <text:p>104.55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164" calcext:value-type="float">
            <text:p>104.56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73832" calcext:value-type="float">
            <text:p>104.57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7736" calcext:value-type="float">
            <text:p>104.56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92576" calcext:value-type="float">
            <text:p>105.1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39464" calcext:value-type="float">
            <text:p>105.4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79088" calcext:value-type="float">
            <text:p>105.4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5 19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607104" calcext:value-type="float">
            <text:p>105.6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25976" calcext:value-type="float">
            <text:p>105.7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823512" calcext:value-type="float">
            <text:p>105.82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759504" calcext:value-type="float">
            <text:p>105.75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24096" calcext:value-type="float">
            <text:p>105.9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57624" calcext:value-type="float">
            <text:p>105.9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46016" calcext:value-type="float">
            <text:p>106.0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93324" calcext:value-type="float">
            <text:p>105.9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0704" calcext:value-type="float">
            <text:p>106.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228" calcext:value-type="float">
            <text:p>106.2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7016" calcext:value-type="float">
            <text:p>106.4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3428" calcext:value-type="float">
            <text:p>106.6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28768" calcext:value-type="float">
            <text:p>106.7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14696" calcext:value-type="float">
            <text:p>106.9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21376" calcext:value-type="float">
            <text:p>107.0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09768" calcext:value-type="float">
            <text:p>107.1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0144" calcext:value-type="float">
            <text:p>107.0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9224" calcext:value-type="float">
            <text:p>107.3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0288" calcext:value-type="float">
            <text:p>107.4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5536" calcext:value-type="float">
            <text:p>107.6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40704" calcext:value-type="float">
            <text:p>107.7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3824" calcext:value-type="float">
            <text:p>107.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08344" calcext:value-type="float">
            <text:p>107.9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9072" calcext:value-type="float">
            <text:p>108.3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1448" calcext:value-type="float">
            <text:p>109.1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0696" calcext:value-type="float">
            <text:p>109.20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82408" calcext:value-type="float">
            <text:p>109.1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17104" calcext:value-type="float">
            <text:p>109.41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1696" calcext:value-type="float">
            <text:p>109.5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9064" calcext:value-type="float">
            <text:p>109.85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9376" calcext:value-type="float">
            <text:p>110.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82152" calcext:value-type="float">
            <text:p>110.18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43112" calcext:value-type="float">
            <text:p>110.24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524" calcext:value-type="float">
            <text:p>110.50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7952" calcext:value-type="float">
            <text:p>110.86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02648" calcext:value-type="float">
            <text:p>111.1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772" calcext:value-type="float">
            <text:p>111.29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11792" calcext:value-type="float">
            <text:p>111.11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8328" calcext:value-type="float">
            <text:p>110.82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668" calcext:value-type="float">
            <text:p>110.59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62568" calcext:value-type="float">
            <text:p>110.46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24696" calcext:value-type="float">
            <text:p>110.7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9728" calcext:value-type="float">
            <text:p>110.5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37472" calcext:value-type="float">
            <text:p>110.8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6512" calcext:value-type="float">
            <text:p>110.77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288" calcext:value-type="float">
            <text:p>110.6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86952" calcext:value-type="float">
            <text:p>110.48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614" calcext:value-type="float">
            <text:p>110.26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9688" calcext:value-type="float">
            <text:p>110.27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76056" calcext:value-type="float">
            <text:p>110.17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84032" calcext:value-type="float">
            <text:p>109.98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1048" calcext:value-type="float">
            <text:p>109.73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3032" calcext:value-type="float">
            <text:p>109.6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6104" calcext:value-type="float">
            <text:p>109.0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5544" calcext:value-type="float">
            <text:p>108.3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6788" calcext:value-type="float">
            <text:p>108.76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268" calcext:value-type="float">
            <text:p>109.07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936" calcext:value-type="float">
            <text:p>109.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9568" calcext:value-type="float">
            <text:p>109.31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3992" calcext:value-type="float">
            <text:p>109.6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52256" calcext:value-type="float">
            <text:p>110.25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9224" calcext:value-type="float">
            <text:p>111.13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90912" calcext:value-type="float">
            <text:p>111.69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828" calcext:value-type="float">
            <text:p>111.96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95712" calcext:value-type="float">
            <text:p>111.99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11536" calcext:value-type="float">
            <text:p>112.11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5784" calcext:value-type="float">
            <text:p>112.2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3352" calcext:value-type="float">
            <text:p>112.16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63936" calcext:value-type="float">
            <text:p>112.26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1024" calcext:value-type="float">
            <text:p>112.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99928" calcext:value-type="float">
            <text:p>112.1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8736" calcext:value-type="float">
            <text:p>112.56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216" calcext:value-type="float">
            <text:p>112.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65688" calcext:value-type="float">
            <text:p>112.56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1472" calcext:value-type="float">
            <text:p>112.36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07192" calcext:value-type="float">
            <text:p>112.40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7776" calcext:value-type="float">
            <text:p>112.5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41888" calcext:value-type="float">
            <text:p>112.6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15624" calcext:value-type="float">
            <text:p>112.81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508" calcext:value-type="float">
            <text:p>113.0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9296" calcext:value-type="float">
            <text:p>113.2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91112" calcext:value-type="float">
            <text:p>113.2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084" calcext:value-type="float">
            <text:p>113.40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56288" calcext:value-type="float">
            <text:p>113.55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7516" calcext:value-type="float">
            <text:p>113.6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09856" calcext:value-type="float">
            <text:p>113.9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1712" calcext:value-type="float">
            <text:p>114.1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7808" calcext:value-type="float">
            <text:p>114.2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39624" calcext:value-type="float">
            <text:p>114.3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07264" calcext:value-type="float">
            <text:p>114.5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47472" calcext:value-type="float">
            <text:p>114.6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9976" calcext:value-type="float">
            <text:p>114.8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3" calcext:value-type="float">
            <text:p>115.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1064" calcext:value-type="float">
            <text:p>115.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7424" calcext:value-type="float">
            <text:p>115.7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84376" calcext:value-type="float">
            <text:p>115.7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06296" calcext:value-type="float">
            <text:p>115.9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75232" calcext:value-type="float">
            <text:p>115.7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5544" calcext:value-type="float">
            <text:p>115.9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4404" calcext:value-type="float">
            <text:p>116.1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1096" calcext:value-type="float">
            <text:p>116.2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58696" calcext:value-type="float">
            <text:p>116.0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02664" calcext:value-type="float">
            <text:p>115.8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64208" calcext:value-type="float">
            <text:p>115.9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1472" calcext:value-type="float">
            <text:p>116.1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9112" calcext:value-type="float">
            <text:p>116.3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79904" calcext:value-type="float">
            <text:p>116.5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71088" calcext:value-type="float">
            <text:p>117.6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7284" calcext:value-type="float">
            <text:p>117.9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41064" calcext:value-type="float">
            <text:p>118.2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4696" calcext:value-type="float">
            <text:p>118.34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236" calcext:value-type="float">
            <text:p>117.9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85744" calcext:value-type="float">
            <text:p>117.5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5656" calcext:value-type="float">
            <text:p>117.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46704" calcext:value-type="float">
            <text:p>117.6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47872" calcext:value-type="float">
            <text:p>117.8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89376" calcext:value-type="float">
            <text:p>117.6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7352" calcext:value-type="float">
            <text:p>117.4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21736" calcext:value-type="float">
            <text:p>117.5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8624" calcext:value-type="float">
            <text:p>117.7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02608" calcext:value-type="float">
            <text:p>118.4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1624" calcext:value-type="float">
            <text:p>118.9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8784" calcext:value-type="float">
            <text:p>119.0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3024" calcext:value-type="float">
            <text:p>118.6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81856" calcext:value-type="float">
            <text:p>118.4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144" calcext:value-type="float">
            <text:p>118.1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2232" calcext:value-type="float">
            <text:p>117.6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64536" calcext:value-type="float">
            <text:p>117.06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28672" calcext:value-type="float">
            <text:p>116.6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54352" calcext:value-type="float">
            <text:p>116.3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7464" calcext:value-type="float">
            <text:p>116.1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5064" calcext:value-type="float">
            <text:p>115.9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98448" calcext:value-type="float">
            <text:p>115.5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6152" calcext:value-type="float">
            <text:p>115.5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6568" calcext:value-type="float">
            <text:p>115.7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90472" calcext:value-type="float">
            <text:p>115.7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924" calcext:value-type="float">
            <text:p>115.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16608" calcext:value-type="float">
            <text:p>116.1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85416" calcext:value-type="float">
            <text:p>116.4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21864" calcext:value-type="float">
            <text:p>117.02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93136" calcext:value-type="float">
            <text:p>117.2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4236" calcext:value-type="float">
            <text:p>117.9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6072" calcext:value-type="float">
            <text:p>118.6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5632" calcext:value-type="float">
            <text:p>118.9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47616" calcext:value-type="float">
            <text:p>118.8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06368" calcext:value-type="float">
            <text:p>118.0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036" calcext:value-type="float">
            <text:p>117.1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0448" calcext:value-type="float">
            <text:p>116.3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74648" calcext:value-type="float">
            <text:p>115.6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7408" calcext:value-type="float">
            <text:p>114.8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38" calcext:value-type="float">
            <text:p>114.2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43512" calcext:value-type="float">
            <text:p>113.4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8416" calcext:value-type="float">
            <text:p>113.8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3136" calcext:value-type="float">
            <text:p>113.48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1984" calcext:value-type="float">
            <text:p>113.0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35208" calcext:value-type="float">
            <text:p>112.5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212" calcext:value-type="float">
            <text:p>112.21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07904" calcext:value-type="float">
            <text:p>112.00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464" calcext:value-type="float">
            <text:p>111.53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964" calcext:value-type="float">
            <text:p>111.41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03944" calcext:value-type="float">
            <text:p>110.80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7808" calcext:value-type="float">
            <text:p>110.47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3696" calcext:value-type="float">
            <text:p>110.34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2424" calcext:value-type="float">
            <text:p>110.1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8104" calcext:value-type="float">
            <text:p>109.7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15224" calcext:value-type="float">
            <text:p>109.6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86496" calcext:value-type="float">
            <text:p>109.88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9632" calcext:value-type="float">
            <text:p>109.06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028" calcext:value-type="float">
            <text:p>108.9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35648" calcext:value-type="float">
            <text:p>108.4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02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3144" calcext:value-type="float">
            <text:p>108.2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11976" calcext:value-type="float">
            <text:p>108.0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9264" calcext:value-type="float">
            <text:p>107.6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58992" calcext:value-type="float">
            <text:p>107.7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52184" calcext:value-type="float">
            <text:p>108.15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57112" calcext:value-type="float">
            <text:p>107.9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41288" calcext:value-type="float">
            <text:p>107.8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548" calcext:value-type="float">
            <text:p>108.6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0824" calcext:value-type="float">
            <text:p>108.7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2884" calcext:value-type="float">
            <text:p>108.82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8336" calcext:value-type="float">
            <text:p>109.36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65288" calcext:value-type="float">
            <text:p>109.36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3952" calcext:value-type="float">
            <text:p>109.34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40904" calcext:value-type="float">
            <text:p>109.34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3992" calcext:value-type="float">
            <text:p>109.66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6688" calcext:value-type="float">
            <text:p>109.13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41616" calcext:value-type="float">
            <text:p>108.94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42912" calcext:value-type="float">
            <text:p>108.6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82536" calcext:value-type="float">
            <text:p>108.68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0824" calcext:value-type="float">
            <text:p>108.70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6232" calcext:value-type="float">
            <text:p>108.5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07048" calcext:value-type="float">
            <text:p>108.2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3896" calcext:value-type="float">
            <text:p>108.1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9512" calcext:value-type="float">
            <text:p>108.1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3896" calcext:value-type="float">
            <text:p>108.1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8112" calcext:value-type="float">
            <text:p>108.3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802" calcext:value-type="float">
            <text:p>108.2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8656" calcext:value-type="float">
            <text:p>108.1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5608" calcext:value-type="float">
            <text:p>108.1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4972" calcext:value-type="float">
            <text:p>108.2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68592" calcext:value-type="float">
            <text:p>108.3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17944" calcext:value-type="float">
            <text:p>108.5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16064" calcext:value-type="float">
            <text:p>108.71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4456" calcext:value-type="float">
            <text:p>108.8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31888" calcext:value-type="float">
            <text:p>108.8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9424" calcext:value-type="float">
            <text:p>108.92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78776" calcext:value-type="float">
            <text:p>109.07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60488" calcext:value-type="float">
            <text:p>109.06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3432" calcext:value-type="float">
            <text:p>108.9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836" calcext:value-type="float">
            <text:p>108.79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2028" calcext:value-type="float">
            <text:p>108.92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3844" calcext:value-type="float">
            <text:p>109.4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96352" calcext:value-type="float">
            <text:p>109.4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87792" calcext:value-type="float">
            <text:p>109.58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5976" calcext:value-type="float">
            <text:p>109.53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65744" calcext:value-type="float">
            <text:p>109.96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05952" calcext:value-type="float">
            <text:p>110.10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236" calcext:value-type="float">
            <text:p>110.3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08288" calcext:value-type="float">
            <text:p>110.50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8496" calcext:value-type="float">
            <text:p>110.64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6784" calcext:value-type="float">
            <text:p>110.66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64904" calcext:value-type="float">
            <text:p>110.86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48368" calcext:value-type="float">
            <text:p>111.14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48952" calcext:value-type="float">
            <text:p>111.24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6864" calcext:value-type="float">
            <text:p>111.30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61728" calcext:value-type="float">
            <text:p>111.36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37344" calcext:value-type="float">
            <text:p>111.33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62312" calcext:value-type="float">
            <text:p>111.4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4636" calcext:value-type="float">
            <text:p>111.84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5104" calcext:value-type="float">
            <text:p>112.46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98632" calcext:value-type="float">
            <text:p>112.49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522" calcext:value-type="float">
            <text:p>112.8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21008" calcext:value-type="float">
            <text:p>113.22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5804" calcext:value-type="float">
            <text:p>113.8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34112" calcext:value-type="float">
            <text:p>114.4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7616" calcext:value-type="float">
            <text:p>115.0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9592" calcext:value-type="float">
            <text:p>116.3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3288" calcext:value-type="float">
            <text:p>116.2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00784" calcext:value-type="float">
            <text:p>116.0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44168" calcext:value-type="float">
            <text:p>115.6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52144" calcext:value-type="float">
            <text:p>115.4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96112" calcext:value-type="float">
            <text:p>115.1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53112" calcext:value-type="float">
            <text:p>114.05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7776" calcext:value-type="float">
            <text:p>112.50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0808" calcext:value-type="float">
            <text:p>111.62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65944" calcext:value-type="float">
            <text:p>111.56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6348" calcext:value-type="float">
            <text:p>111.66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4544" calcext:value-type="float">
            <text:p>111.7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2256" calcext:value-type="float">
            <text:p>111.9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7308" calcext:value-type="float">
            <text:p>112.27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6452" calcext:value-type="float">
            <text:p>112.3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85272" calcext:value-type="float">
            <text:p>112.28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23016" calcext:value-type="float">
            <text:p>112.52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21136" calcext:value-type="float">
            <text:p>112.72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95456" calcext:value-type="float">
            <text:p>112.9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508" calcext:value-type="float">
            <text:p>113.0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544" calcext:value-type="float">
            <text:p>112.9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4704" calcext:value-type="float">
            <text:p>113.0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0272" calcext:value-type="float">
            <text:p>113.2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81968" calcext:value-type="float">
            <text:p>113.2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60632" calcext:value-type="float">
            <text:p>113.2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51488" calcext:value-type="float">
            <text:p>113.2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72824" calcext:value-type="float">
            <text:p>113.2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84432" calcext:value-type="float">
            <text:p>113.18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20424" calcext:value-type="float">
            <text:p>113.1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6248" calcext:value-type="float">
            <text:p>113.2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2448" calcext:value-type="float">
            <text:p>113.3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236248" calcext:value-type="float">
            <text:p>113.2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63096" calcext:value-type="float">
            <text:p>113.1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52072" calcext:value-type="float">
            <text:p>113.35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97792" calcext:value-type="float">
            <text:p>113.39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89232" calcext:value-type="float">
            <text:p>113.4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86768" calcext:value-type="float">
            <text:p>113.5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9064" calcext:value-type="float">
            <text:p>113.6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30024" calcext:value-type="float">
            <text:p>113.7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43968" calcext:value-type="float">
            <text:p>114.0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76912" calcext:value-type="float">
            <text:p>113.9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6056" calcext:value-type="float">
            <text:p>113.9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4948" calcext:value-type="float">
            <text:p>113.9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72696" calcext:value-type="float">
            <text:p>113.7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66016" calcext:value-type="float">
            <text:p>113.66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1232" calcext:value-type="float">
            <text:p>113.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15952" calcext:value-type="float">
            <text:p>113.9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97664" calcext:value-type="float">
            <text:p>113.8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6224" calcext:value-type="float">
            <text:p>113.80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65304" calcext:value-type="float">
            <text:p>114.06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81128" calcext:value-type="float">
            <text:p>114.1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26848" calcext:value-type="float">
            <text:p>114.2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400584" calcext:value-type="float">
            <text:p>114.4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84048" calcext:value-type="float">
            <text:p>114.6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05384" calcext:value-type="float">
            <text:p>114.7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42544" calcext:value-type="float">
            <text:p>114.8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10184" calcext:value-type="float">
            <text:p>115.0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6488" calcext:value-type="float">
            <text:p>115.1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66216" calcext:value-type="float">
            <text:p>115.2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18032" calcext:value-type="float">
            <text:p>115.3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4968" calcext:value-type="float">
            <text:p>115.5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95984" calcext:value-type="float">
            <text:p>115.6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97152" calcext:value-type="float">
            <text:p>115.8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44752" calcext:value-type="float">
            <text:p>115.7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89304" calcext:value-type="float">
            <text:p>115.5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77568" calcext:value-type="float">
            <text:p>116.1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42288" calcext:value-type="float">
            <text:p>115.8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0396" calcext:value-type="float">
            <text:p>115.5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7888" calcext:value-type="float">
            <text:p>114.9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4632" calcext:value-type="float">
            <text:p>114.7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11224" calcext:value-type="float">
            <text:p>115.7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9824" calcext:value-type="float">
            <text:p>115.9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34568" calcext:value-type="float">
            <text:p>115.0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9248" calcext:value-type="float">
            <text:p>115.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44296" calcext:value-type="float">
            <text:p>115.1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35152" calcext:value-type="float">
            <text:p>115.1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57072" calcext:value-type="float">
            <text:p>115.2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7176" calcext:value-type="float">
            <text:p>115.3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94816" calcext:value-type="float">
            <text:p>115.4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59992" calcext:value-type="float">
            <text:p>115.7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04416" calcext:value-type="float">
            <text:p>116.1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11096" calcext:value-type="float">
            <text:p>116.2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63496" calcext:value-type="float">
            <text:p>116.3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58568" calcext:value-type="float">
            <text:p>116.5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8296" calcext:value-type="float">
            <text:p>116.6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98192" calcext:value-type="float">
            <text:p>116.5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0112" calcext:value-type="float">
            <text:p>116.7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991384" calcext:value-type="float">
            <text:p>116.99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3408" calcext:value-type="float">
            <text:p>117.1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08376" calcext:value-type="float">
            <text:p>117.3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6324" calcext:value-type="float">
            <text:p>117.3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242" calcext:value-type="float">
            <text:p>117.4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18688" calcext:value-type="float">
            <text:p>117.5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2528" calcext:value-type="float">
            <text:p>117.7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1024" calcext:value-type="float">
            <text:p>117.9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21024" calcext:value-type="float">
            <text:p>117.9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823488" calcext:value-type="float">
            <text:p>117.8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6992" calcext:value-type="float">
            <text:p>117.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13304" calcext:value-type="float">
            <text:p>117.1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81984" calcext:value-type="float">
            <text:p>117.9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73168" calcext:value-type="float">
            <text:p>119.0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4672" calcext:value-type="float">
            <text:p>118.9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8056" calcext:value-type="float">
            <text:p>118.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628" calcext:value-type="float">
            <text:p>118.8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54296" calcext:value-type="float">
            <text:p>118.9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6112" calcext:value-type="float">
            <text:p>119.0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5904" calcext:value-type="float">
            <text:p>118.8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60392" calcext:value-type="float">
            <text:p>118.9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5488" calcext:value-type="float">
            <text:p>119.0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9204" calcext:value-type="float">
            <text:p>119.1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87112" calcext:value-type="float">
            <text:p>119.3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544" calcext:value-type="float">
            <text:p>119.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388" calcext:value-type="float">
            <text:p>119.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15712" calcext:value-type="float">
            <text:p>119.6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0848" calcext:value-type="float">
            <text:p>119.5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63896" calcext:value-type="float">
            <text:p>119.5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2732" calcext:value-type="float">
            <text:p>119.5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7152" calcext:value-type="float">
            <text:p>119.7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4936" calcext:value-type="float">
            <text:p>120.2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548" calcext:value-type="float">
            <text:p>120.0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6128" calcext:value-type="float">
            <text:p>119.89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9308" calcext:value-type="float">
            <text:p>119.8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024" calcext:value-type="float">
            <text:p>120.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7776" calcext:value-type="float">
            <text:p>120.1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64352" calcext:value-type="float">
            <text:p>120.16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03392" calcext:value-type="float">
            <text:p>120.10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1576" calcext:value-type="float">
            <text:p>120.05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544" calcext:value-type="float">
            <text:p>119.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54624" calcext:value-type="float">
            <text:p>120.0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39384" calcext:value-type="float">
            <text:p>120.03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35168" calcext:value-type="float">
            <text:p>119.83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30952" calcext:value-type="float">
            <text:p>119.63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8008" calcext:value-type="float">
            <text:p>119.6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5336" calcext:value-type="float">
            <text:p>119.6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4584" calcext:value-type="float">
            <text:p>119.7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58384" calcext:value-type="float">
            <text:p>119.6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13248" calcext:value-type="float">
            <text:p>119.71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43728" calcext:value-type="float">
            <text:p>119.74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4104" calcext:value-type="float">
            <text:p>119.7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34584" calcext:value-type="float">
            <text:p>119.73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80304" calcext:value-type="float">
            <text:p>119.78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5688" calcext:value-type="float">
            <text:p>120.18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552" calcext:value-type="float">
            <text:p>120.3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548" calcext:value-type="float">
            <text:p>120.0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264" calcext:value-type="float">
            <text:p>120.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80176" calcext:value-type="float">
            <text:p>120.28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8464" calcext:value-type="float">
            <text:p>120.2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9944" calcext:value-type="float">
            <text:p>120.70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9648" calcext:value-type="float">
            <text:p>121.3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6392" calcext:value-type="float">
            <text:p>121.2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2776" calcext:value-type="float">
            <text:p>122.0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1208" calcext:value-type="float">
            <text:p>122.4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9432" calcext:value-type="float">
            <text:p>122.7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5176" calcext:value-type="float">
            <text:p>122.1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01256" calcext:value-type="float">
            <text:p>121.3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5056" calcext:value-type="float">
            <text:p>121.2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7" calcext:value-type="float">
            <text:p>120.7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404" calcext:value-type="float">
            <text:p>119.9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2936" calcext:value-type="float">
            <text:p>119.5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9784" calcext:value-type="float">
            <text:p>119.4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3" calcext:value-type="float">
            <text:p>119.2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45736" calcext:value-type="float">
            <text:p>119.0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536" calcext:value-type="float">
            <text:p>119.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456" calcext:value-type="float">
            <text:p>119.8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5404" calcext:value-type="float">
            <text:p>119.95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4792" calcext:value-type="float">
            <text:p>119.87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3624" calcext:value-type="float">
            <text:p>119.6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6736" calcext:value-type="float">
            <text:p>119.4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4444" calcext:value-type="float">
            <text:p>119.3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1772" calcext:value-type="float">
            <text:p>118.9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28288" calcext:value-type="float">
            <text:p>118.1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37888" calcext:value-type="float">
            <text:p>118.7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4936" calcext:value-type="float">
            <text:p>120.2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1696" calcext:value-type="float">
            <text:p>121.0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0024" calcext:value-type="float">
            <text:p>121.3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8472" calcext:value-type="float">
            <text:p>121.5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77456" calcext:value-type="float">
            <text:p>121.3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1896" calcext:value-type="float">
            <text:p>121.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30568" calcext:value-type="float">
            <text:p>121.13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83552" calcext:value-type="float">
            <text:p>121.3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51192" calcext:value-type="float">
            <text:p>121.55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2776" calcext:value-type="float">
            <text:p>122.0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51392" calcext:value-type="float">
            <text:p>123.1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88424" calcext:value-type="float">
            <text:p>123.7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44456" calcext:value-type="float">
            <text:p>124.04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2016" calcext:value-type="float">
            <text:p>123.5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1664" calcext:value-type="float">
            <text:p>123.0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8912" calcext:value-type="float">
            <text:p>122.3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6328" calcext:value-type="float">
            <text:p>121.4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77584" calcext:value-type="float">
            <text:p>120.8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03848" calcext:value-type="float">
            <text:p>120.70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0152" calcext:value-type="float">
            <text:p>120.8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5536" calcext:value-type="float">
            <text:p>121.25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46392" calcext:value-type="float">
            <text:p>121.2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93992" calcext:value-type="float">
            <text:p>121.0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12" calcext:value-type="float">
            <text:p>120.5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55208" calcext:value-type="float">
            <text:p>120.15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448" calcext:value-type="float">
            <text:p>119.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9096" calcext:value-type="float">
            <text:p>119.2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06112" calcext:value-type="float">
            <text:p>119.0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82312" calcext:value-type="float">
            <text:p>119.0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97552" calcext:value-type="float">
            <text:p>119.0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9096" calcext:value-type="float">
            <text:p>119.2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9744" calcext:value-type="float">
            <text:p>119.1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292" calcext:value-type="float">
            <text:p>118.6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52672" calcext:value-type="float">
            <text:p>118.1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31336" calcext:value-type="float">
            <text:p>118.1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6176" calcext:value-type="float">
            <text:p>118.7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8912" calcext:value-type="float">
            <text:p>118.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80688" calcext:value-type="float">
            <text:p>118.2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62528" calcext:value-type="float">
            <text:p>117.7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1752" calcext:value-type="float">
            <text:p>117.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4224" calcext:value-type="float">
            <text:p>116.85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74392" calcext:value-type="float">
            <text:p>116.67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8424" calcext:value-type="float">
            <text:p>116.1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04544" calcext:value-type="float">
            <text:p>115.6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80872" calcext:value-type="float">
            <text:p>115.1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29184" calcext:value-type="float">
            <text:p>114.6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7976" calcext:value-type="float">
            <text:p>114.1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4" calcext:value-type="float">
            <text:p>113.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00256" calcext:value-type="float">
            <text:p>113.3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68152" calcext:value-type="float">
            <text:p>112.46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664" calcext:value-type="float">
            <text:p>112.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22688" calcext:value-type="float">
            <text:p>111.42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95384" calcext:value-type="float">
            <text:p>110.89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22944" calcext:value-type="float">
            <text:p>110.42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0544" calcext:value-type="float">
            <text:p>110.27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94928" calcext:value-type="float">
            <text:p>110.29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73592" calcext:value-type="float">
            <text:p>110.27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6996" calcext:value-type="float">
            <text:p>110.16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8896" calcext:value-type="float">
            <text:p>110.0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6392" calcext:value-type="float">
            <text:p>109.81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0776" calcext:value-type="float">
            <text:p>109.84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1528" calcext:value-type="float">
            <text:p>109.76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5328" calcext:value-type="float">
            <text:p>109.6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9752" calcext:value-type="float">
            <text:p>110.02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66328" calcext:value-type="float">
            <text:p>110.06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34096" calcext:value-type="float">
            <text:p>109.73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57312" calcext:value-type="float">
            <text:p>109.55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1488" calcext:value-type="float">
            <text:p>109.44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7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30592" calcext:value-type="float">
            <text:p>109.13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3432" calcext:value-type="float">
            <text:p>108.99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4456" calcext:value-type="float">
            <text:p>108.80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6336" calcext:value-type="float">
            <text:p>108.60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8604" calcext:value-type="float">
            <text:p>109.28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13472" calcext:value-type="float">
            <text:p>109.31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7416" calcext:value-type="float">
            <text:p>109.6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7016" calcext:value-type="float">
            <text:p>110.23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58936" calcext:value-type="float">
            <text:p>110.35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8184" calcext:value-type="float">
            <text:p>110.43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40648" calcext:value-type="float">
            <text:p>110.34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81568" calcext:value-type="float">
            <text:p>110.08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28" calcext:value-type="float">
            <text:p>109.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47584" calcext:value-type="float">
            <text:p>109.44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508" calcext:value-type="float">
            <text:p>109.2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96608" calcext:value-type="float">
            <text:p>108.4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0096" calcext:value-type="float">
            <text:p>108.2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11392" calcext:value-type="float">
            <text:p>107.9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584" calcext:value-type="float">
            <text:p>107.6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9744" calcext:value-type="float">
            <text:p>107.67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2416" calcext:value-type="float">
            <text:p>107.72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23" calcext:value-type="float">
            <text:p>107.8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7344" calcext:value-type="float">
            <text:p>107.5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01664" calcext:value-type="float">
            <text:p>107.8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8008" calcext:value-type="float">
            <text:p>108.2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35064" calcext:value-type="float">
            <text:p>108.33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4208" calcext:value-type="float">
            <text:p>108.3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5336" calcext:value-type="float">
            <text:p>108.2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754" calcext:value-type="float">
            <text:p>107.9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6152" calcext:value-type="float">
            <text:p>107.8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90056" calcext:value-type="float">
            <text:p>107.8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3532" calcext:value-type="float">
            <text:p>107.3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6176" calcext:value-type="float">
            <text:p>107.3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04584" calcext:value-type="float">
            <text:p>108.3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1096" calcext:value-type="float">
            <text:p>108.5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5208" calcext:value-type="float">
            <text:p>108.72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49136" calcext:value-type="float">
            <text:p>108.1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1256" calcext:value-type="float">
            <text:p>108.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79616" calcext:value-type="float">
            <text:p>108.1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9732" calcext:value-type="float">
            <text:p>108.0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16192" calcext:value-type="float">
            <text:p>108.2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212" calcext:value-type="float">
            <text:p>108.4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41744" calcext:value-type="float">
            <text:p>108.4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53936" calcext:value-type="float">
            <text:p>108.4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08216" calcext:value-type="float">
            <text:p>108.4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088" calcext:value-type="float">
            <text:p>108.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18528" calcext:value-type="float">
            <text:p>108.6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4624" calcext:value-type="float">
            <text:p>108.6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97776" calcext:value-type="float">
            <text:p>108.6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1576" calcext:value-type="float">
            <text:p>108.6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55688" calcext:value-type="float">
            <text:p>108.75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74" calcext:value-type="float">
            <text:p>108.7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86168" calcext:value-type="float">
            <text:p>108.78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50176" calcext:value-type="float">
            <text:p>108.8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95896" calcext:value-type="float">
            <text:p>108.89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1172" calcext:value-type="float">
            <text:p>109.01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22032" calcext:value-type="float">
            <text:p>109.22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7208" calcext:value-type="float">
            <text:p>109.48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036" calcext:value-type="float">
            <text:p>109.56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0944" calcext:value-type="float">
            <text:p>109.6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752" calcext:value-type="float">
            <text:p>109.6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4368" calcext:value-type="float">
            <text:p>109.62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0944" calcext:value-type="float">
            <text:p>109.6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27416" calcext:value-type="float">
            <text:p>109.6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2928" calcext:value-type="float">
            <text:p>109.5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0944" calcext:value-type="float">
            <text:p>109.66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09712" calcext:value-type="float">
            <text:p>109.70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4576" calcext:value-type="float">
            <text:p>109.7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43824" calcext:value-type="float">
            <text:p>109.84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6516" calcext:value-type="float">
            <text:p>109.86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94472" calcext:value-type="float">
            <text:p>109.69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9984" calcext:value-type="float">
            <text:p>109.59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5432" calcext:value-type="float">
            <text:p>109.7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30464" calcext:value-type="float">
            <text:p>109.63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3888" calcext:value-type="float">
            <text:p>109.5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2552" calcext:value-type="float">
            <text:p>109.57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32928" calcext:value-type="float">
            <text:p>109.53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608" calcext:value-type="float">
            <text:p>109.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18" calcext:value-type="float">
            <text:p>109.6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2656" calcext:value-type="float">
            <text:p>109.64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55432" calcext:value-type="float">
            <text:p>109.75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93888" calcext:value-type="float">
            <text:p>109.59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23784" calcext:value-type="float">
            <text:p>109.52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78648" calcext:value-type="float">
            <text:p>109.57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79816" calcext:value-type="float">
            <text:p>109.77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95056" calcext:value-type="float">
            <text:p>109.79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46288" calcext:value-type="float">
            <text:p>109.74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63408" calcext:value-type="float">
            <text:p>109.56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51464" calcext:value-type="float">
            <text:p>109.5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25664" calcext:value-type="float">
            <text:p>109.32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4408" calcext:value-type="float">
            <text:p>109.94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236" calcext:value-type="float">
            <text:p>110.32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51672" calcext:value-type="float">
            <text:p>110.15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20608" calcext:value-type="float">
            <text:p>110.02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7184" calcext:value-type="float">
            <text:p>110.05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2528" calcext:value-type="float">
            <text:p>110.1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848" calcext:value-type="float">
            <text:p>110.03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12048" calcext:value-type="float">
            <text:p>110.11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5576" calcext:value-type="float">
            <text:p>110.14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3968" calcext:value-type="float">
            <text:p>110.23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07704" calcext:value-type="float">
            <text:p>110.40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16848" calcext:value-type="float">
            <text:p>110.41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856" calcext:value-type="float">
            <text:p>110.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662" calcext:value-type="float">
            <text:p>110.56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39352" calcext:value-type="float">
            <text:p>110.63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42984" calcext:value-type="float">
            <text:p>110.74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73464" calcext:value-type="float">
            <text:p>110.77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69832" calcext:value-type="float">
            <text:p>110.66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75928" calcext:value-type="float">
            <text:p>110.6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52712" calcext:value-type="float">
            <text:p>110.85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05388" calcext:value-type="float">
            <text:p>111.05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9808" calcext:value-type="float">
            <text:p>111.2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00768" calcext:value-type="float">
            <text:p>111.30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54336" calcext:value-type="float">
            <text:p>111.65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03688" calcext:value-type="float">
            <text:p>111.80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965232" calcext:value-type="float">
            <text:p>111.9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94088" calcext:value-type="float">
            <text:p>111.19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22232" calcext:value-type="float">
            <text:p>110.82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61984" calcext:value-type="float">
            <text:p>110.36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31504" calcext:value-type="float">
            <text:p>110.33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2528" calcext:value-type="float">
            <text:p>110.14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3344" calcext:value-type="float">
            <text:p>109.8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51088" calcext:value-type="float">
            <text:p>110.05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56472" calcext:value-type="float">
            <text:p>110.45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82736" calcext:value-type="float">
            <text:p>110.28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0712" calcext:value-type="float">
            <text:p>110.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95512" calcext:value-type="float">
            <text:p>110.39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3572" calcext:value-type="float">
            <text:p>110.53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05824" calcext:value-type="float">
            <text:p>110.60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424" calcext:value-type="float">
            <text:p>110.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52128" calcext:value-type="float">
            <text:p>110.75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3568" calcext:value-type="float">
            <text:p>110.84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6176" calcext:value-type="float">
            <text:p>111.13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55048" calcext:value-type="float">
            <text:p>111.25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39808" calcext:value-type="float">
            <text:p>111.23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248" calcext:value-type="float">
            <text:p>111.2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282" calcext:value-type="float">
            <text:p>111.3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1296" calcext:value-type="float">
            <text:p>111.3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07448" calcext:value-type="float">
            <text:p>111.40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91624" calcext:value-type="float">
            <text:p>111.29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76968" calcext:value-type="float">
            <text:p>111.37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3544" calcext:value-type="float">
            <text:p>111.4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386112" calcext:value-type="float">
            <text:p>111.38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16592" calcext:value-type="float">
            <text:p>111.41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204" calcext:value-type="float">
            <text:p>111.57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6904" calcext:value-type="float">
            <text:p>111.62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21392" calcext:value-type="float">
            <text:p>111.72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492" calcext:value-type="float">
            <text:p>111.7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93376" calcext:value-type="float">
            <text:p>111.59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97592" calcext:value-type="float">
            <text:p>111.79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4168" calcext:value-type="float">
            <text:p>111.83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36632" calcext:value-type="float">
            <text:p>111.7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14712" calcext:value-type="float">
            <text:p>111.61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145064" calcext:value-type="float">
            <text:p>112.14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3112" calcext:value-type="float">
            <text:p>111.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8576" calcext:value-type="float">
            <text:p>111.2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69704" calcext:value-type="float">
            <text:p>111.16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623856" calcext:value-type="float">
            <text:p>111.62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95" calcext:value-type="float">
            <text:p>112.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06024" calcext:value-type="float">
            <text:p>112.20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041432" calcext:value-type="float">
            <text:p>112.04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7788" calcext:value-type="float">
            <text:p>112.5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99216" calcext:value-type="float">
            <text:p>112.5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57128" calcext:value-type="float">
            <text:p>112.65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8024" calcext:value-type="float">
            <text:p>112.96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25352" calcext:value-type="float">
            <text:p>112.92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4496" calcext:value-type="float">
            <text:p>112.93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38128" calcext:value-type="float">
            <text:p>113.0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86312" calcext:value-type="float">
            <text:p>112.98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82096" calcext:value-type="float">
            <text:p>112.78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63808" calcext:value-type="float">
            <text:p>112.76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76712" calcext:value-type="float">
            <text:p>112.37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46232" calcext:value-type="float">
            <text:p>112.34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88904" calcext:value-type="float">
            <text:p>112.38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50168" calcext:value-type="float">
            <text:p>112.5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998" calcext:value-type="float">
            <text:p>112.6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23344" calcext:value-type="float">
            <text:p>113.6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104928" calcext:value-type="float">
            <text:p>114.10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98248" calcext:value-type="float">
            <text:p>113.9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61088" calcext:value-type="float">
            <text:p>113.8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184" calcext:value-type="float">
            <text:p>113.7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84888" calcext:value-type="float">
            <text:p>113.7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7432" calcext:value-type="float">
            <text:p>114.5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71144" calcext:value-type="float">
            <text:p>115.0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71728" calcext:value-type="float">
            <text:p>115.1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02792" calcext:value-type="float">
            <text:p>115.3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24128" calcext:value-type="float">
            <text:p>115.3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11808" calcext:value-type="float">
            <text:p>115.8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6192" calcext:value-type="float">
            <text:p>115.8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3416" calcext:value-type="float">
            <text:p>115.7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64336" calcext:value-type="float">
            <text:p>115.4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80032" calcext:value-type="float">
            <text:p>116.0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5544" calcext:value-type="float">
            <text:p>115.9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4" calcext:value-type="float">
            <text:p>115.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39112" calcext:value-type="float">
            <text:p>116.3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32888" calcext:value-type="float">
            <text:p>116.8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46248" calcext:value-type="float">
            <text:p>117.0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07792" calcext:value-type="float">
            <text:p>117.2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3276" calcext:value-type="float">
            <text:p>117.33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02864" calcext:value-type="float">
            <text:p>117.4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36392" calcext:value-type="float">
            <text:p>117.4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8832" calcext:value-type="float">
            <text:p>117.9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54424" calcext:value-type="float">
            <text:p>118.4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6908" calcext:value-type="float">
            <text:p>118.36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47744" calcext:value-type="float">
            <text:p>118.3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65448" calcext:value-type="float">
            <text:p>118.2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" calcext:value-type="float">
            <text:p>118.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23232" calcext:value-type="float">
            <text:p>118.8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626" calcext:value-type="float">
            <text:p>119.86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77128" calcext:value-type="float">
            <text:p>120.2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62472" calcext:value-type="float">
            <text:p>120.3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6544" calcext:value-type="float">
            <text:p>120.17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8 20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684" calcext:value-type="float">
            <text:p>119.4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52416" calcext:value-type="float">
            <text:p>119.1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776" calcext:value-type="float">
            <text:p>119.3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05984" calcext:value-type="float">
            <text:p>119.5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24144" calcext:value-type="float">
            <text:p>120.0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1552" calcext:value-type="float">
            <text:p>120.62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08648" calcext:value-type="float">
            <text:p>121.00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18376" calcext:value-type="float">
            <text:p>121.1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84392" calcext:value-type="float">
            <text:p>120.48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9424" calcext:value-type="float">
            <text:p>120.3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2168" calcext:value-type="float">
            <text:p>120.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74664" calcext:value-type="float">
            <text:p>120.37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7648" calcext:value-type="float">
            <text:p>120.6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24472" calcext:value-type="float">
            <text:p>121.12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26936" calcext:value-type="float">
            <text:p>121.02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912" calcext:value-type="float">
            <text:p>120.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98464" calcext:value-type="float">
            <text:p>120.29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67984" calcext:value-type="float">
            <text:p>120.26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30824" calcext:value-type="float">
            <text:p>120.13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972" calcext:value-type="float">
            <text:p>119.6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4856" calcext:value-type="float">
            <text:p>119.62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6024" calcext:value-type="float">
            <text:p>119.8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73496" calcext:value-type="float">
            <text:p>120.1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9412" calcext:value-type="float">
            <text:p>120.5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11696" calcext:value-type="float">
            <text:p>121.01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67144" calcext:value-type="float">
            <text:p>121.1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07352" calcext:value-type="float">
            <text:p>121.30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86016" calcext:value-type="float">
            <text:p>121.28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67728" calcext:value-type="float">
            <text:p>121.2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91528" calcext:value-type="float">
            <text:p>121.1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70904" calcext:value-type="float">
            <text:p>120.77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9376" calcext:value-type="float">
            <text:p>121.4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3672" calcext:value-type="float">
            <text:p>122.3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5552" calcext:value-type="float">
            <text:p>122.1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90688" calcext:value-type="float">
            <text:p>122.0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20584" calcext:value-type="float">
            <text:p>122.0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22008" calcext:value-type="float">
            <text:p>121.2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1112" calcext:value-type="float">
            <text:p>120.91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8368" calcext:value-type="float">
            <text:p>120.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60592" calcext:value-type="float">
            <text:p>120.5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219216" calcext:value-type="float">
            <text:p>120.21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88736" calcext:value-type="float">
            <text:p>120.1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15584" calcext:value-type="float">
            <text:p>120.1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29072" calcext:value-type="float">
            <text:p>119.8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19788" calcext:value-type="float">
            <text:p>120.19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484" calcext:value-type="float">
            <text:p>120.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6072" calcext:value-type="float">
            <text:p>120.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2544" calcext:value-type="float">
            <text:p>119.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21808" calcext:value-type="float">
            <text:p>119.62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07152" calcext:value-type="float">
            <text:p>119.7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3328" calcext:value-type="float">
            <text:p>120.3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20968" calcext:value-type="float">
            <text:p>120.52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798592" calcext:value-type="float">
            <text:p>119.7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12792" calcext:value-type="float">
            <text:p>119.1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17136" calcext:value-type="float">
            <text:p>118.8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5008" calcext:value-type="float">
            <text:p>118.7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3504" calcext:value-type="float">
            <text:p>118.7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2128" calcext:value-type="float">
            <text:p>118.3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82" calcext:value-type="float">
            <text:p>118.9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62856" calcext:value-type="float">
            <text:p>118.8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03904" calcext:value-type="float">
            <text:p>118.1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619272" calcext:value-type="float">
            <text:p>117.61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7848" calcext:value-type="float">
            <text:p>117.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05456" calcext:value-type="float">
            <text:p>116.80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49424" calcext:value-type="float">
            <text:p>116.5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12976" calcext:value-type="float">
            <text:p>116.0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08304" calcext:value-type="float">
            <text:p>115.2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30352" calcext:value-type="float">
            <text:p>114.8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91312" calcext:value-type="float">
            <text:p>114.8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43128" calcext:value-type="float">
            <text:p>114.9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89432" calcext:value-type="float">
            <text:p>115.0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43" calcext:value-type="float">
            <text:p>115.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81912" calcext:value-type="float">
            <text:p>115.8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34312" calcext:value-type="float">
            <text:p>116.0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5752" calcext:value-type="float">
            <text:p>116.1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99488" calcext:value-type="float">
            <text:p>116.2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31136" calcext:value-type="float">
            <text:p>116.5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26208" calcext:value-type="float">
            <text:p>116.7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6416" calcext:value-type="float">
            <text:p>116.8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51176" calcext:value-type="float">
            <text:p>116.8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87296" calcext:value-type="float">
            <text:p>116.2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683792" calcext:value-type="float">
            <text:p>115.6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927888" calcext:value-type="float">
            <text:p>114.92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27304" calcext:value-type="float">
            <text:p>114.8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247928" calcext:value-type="float">
            <text:p>115.2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95272" calcext:value-type="float">
            <text:p>116.0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5928" calcext:value-type="float">
            <text:p>116.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6408" calcext:value-type="float">
            <text:p>116.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20696" calcext:value-type="float">
            <text:p>116.82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91968" calcext:value-type="float">
            <text:p>117.09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396768" calcext:value-type="float">
            <text:p>117.3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2736" calcext:value-type="float">
            <text:p>117.9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23944" calcext:value-type="float">
            <text:p>118.4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710456" calcext:value-type="float">
            <text:p>118.7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5176" calcext:value-type="float">
            <text:p>118.3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63568" calcext:value-type="float">
            <text:p>118.4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96384" calcext:value-type="float">
            <text:p>118.8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59808" calcext:value-type="float">
            <text:p>118.8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23816" calcext:value-type="float">
            <text:p>118.9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0584" calcext:value-type="float">
            <text:p>118.2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97352" calcext:value-type="float">
            <text:p>117.4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78412" calcext:value-type="float">
            <text:p>116.78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5544" calcext:value-type="float">
            <text:p>115.9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043712" calcext:value-type="float">
            <text:p>115.0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028728" calcext:value-type="float">
            <text:p>114.0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406936" calcext:value-type="float">
            <text:p>113.40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08944" calcext:value-type="float">
            <text:p>112.70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18216" calcext:value-type="float">
            <text:p>112.21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28072" calcext:value-type="float">
            <text:p>111.82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751872" calcext:value-type="float">
            <text:p>111.75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89744" calcext:value-type="float">
            <text:p>111.48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85528" calcext:value-type="float">
            <text:p>111.28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13008" calcext:value-type="float">
            <text:p>111.1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74048" calcext:value-type="float">
            <text:p>110.87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328456" calcext:value-type="float">
            <text:p>110.32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96224" calcext:value-type="float">
            <text:p>109.99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03032" calcext:value-type="float">
            <text:p>109.60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4912" calcext:value-type="float">
            <text:p>109.4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13344" calcext:value-type="float">
            <text:p>109.81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148624" calcext:value-type="float">
            <text:p>110.14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7476" calcext:value-type="float">
            <text:p>110.47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782608" calcext:value-type="float">
            <text:p>110.7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04528" calcext:value-type="float">
            <text:p>110.90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80728" calcext:value-type="float">
            <text:p>110.98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691168" calcext:value-type="float">
            <text:p>110.69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6892" calcext:value-type="float">
            <text:p>109.46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21448" calcext:value-type="float">
            <text:p>109.12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95312" calcext:value-type="float">
            <text:p>108.79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74" calcext:value-type="float">
            <text:p>108.73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0024" calcext:value-type="float">
            <text:p>108.6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807504" calcext:value-type="float">
            <text:p>108.80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412" calcext:value-type="float">
            <text:p>109.16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2512" calcext:value-type="float">
            <text:p>109.25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0984" calcext:value-type="float">
            <text:p>109.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76312" calcext:value-type="float">
            <text:p>109.17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90968" calcext:value-type="float">
            <text:p>109.09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99528" calcext:value-type="float">
            <text:p>108.99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69048" calcext:value-type="float">
            <text:p>108.96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36104" calcext:value-type="float">
            <text:p>109.03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58608" calcext:value-type="float">
            <text:p>109.25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389672" calcext:value-type="float">
            <text:p>109.38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5352" calcext:value-type="float">
            <text:p>109.11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03872" calcext:value-type="float">
            <text:p>108.7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0504" calcext:value-type="float">
            <text:p>108.9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7832" calcext:value-type="float">
            <text:p>108.4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116" calcext:value-type="float">
            <text:p>108.3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4116" calcext:value-type="float">
            <text:p>108.3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68008" calcext:value-type="float">
            <text:p>108.2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31432" calcext:value-type="float">
            <text:p>108.2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28968" calcext:value-type="float">
            <text:p>108.3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91808" calcext:value-type="float">
            <text:p>108.1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38952" calcext:value-type="float">
            <text:p>107.4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252" calcext:value-type="float">
            <text:p>107.7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28384" calcext:value-type="float">
            <text:p>108.2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8864" calcext:value-type="float">
            <text:p>108.25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19824" calcext:value-type="float">
            <text:p>108.3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20408" calcext:value-type="float">
            <text:p>108.4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55816" calcext:value-type="float">
            <text:p>108.2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03416" calcext:value-type="float">
            <text:p>108.1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1056" calcext:value-type="float">
            <text:p>108.2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33896" calcext:value-type="float">
            <text:p>108.1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2968" calcext:value-type="float">
            <text:p>107.9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7864" calcext:value-type="float">
            <text:p>107.8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1632" calcext:value-type="float">
            <text:p>107.7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2624" calcext:value-type="float">
            <text:p>107.8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41872" calcext:value-type="float">
            <text:p>107.94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5776" calcext:value-type="float">
            <text:p>107.9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88176" calcext:value-type="float">
            <text:p>108.0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33312" calcext:value-type="float">
            <text:p>108.0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71184" calcext:value-type="float">
            <text:p>107.7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012" calcext:value-type="float">
            <text:p>107.6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9328" calcext:value-type="float">
            <text:p>107.3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03544" calcext:value-type="float">
            <text:p>107.6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14568" calcext:value-type="float">
            <text:p>107.4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155488" calcext:value-type="float">
            <text:p>107.1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6512" calcext:value-type="float">
            <text:p>106.9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1128" calcext:value-type="float">
            <text:p>106.5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35448" calcext:value-type="float">
            <text:p>106.8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13984" calcext:value-type="float">
            <text:p>107.3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46928" calcext:value-type="float">
            <text:p>107.2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16448" calcext:value-type="float">
            <text:p>107.2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22544" calcext:value-type="float">
            <text:p>107.2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23128" calcext:value-type="float">
            <text:p>107.3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0184" calcext:value-type="float">
            <text:p>107.3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42584" calcext:value-type="float">
            <text:p>107.5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66968" calcext:value-type="float">
            <text:p>107.5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4672" calcext:value-type="float">
            <text:p>107.4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43168" calcext:value-type="float">
            <text:p>107.6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61456" calcext:value-type="float">
            <text:p>107.66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944" calcext:value-type="float">
            <text:p>107.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74816" calcext:value-type="float">
            <text:p>107.8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6204" calcext:value-type="float">
            <text:p>107.7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65216" calcext:value-type="float">
            <text:p>107.2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5032" calcext:value-type="float">
            <text:p>106.5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48936" calcext:value-type="float">
            <text:p>106.5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1936" calcext:value-type="float">
            <text:p>107.6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392976" calcext:value-type="float">
            <text:p>108.3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60616" calcext:value-type="float">
            <text:p>108.5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27672" calcext:value-type="float">
            <text:p>108.62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2216" calcext:value-type="float">
            <text:p>108.7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0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679488" calcext:value-type="float">
            <text:p>108.6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94144" calcext:value-type="float">
            <text:p>108.5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0992" calcext:value-type="float">
            <text:p>108.5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30136" calcext:value-type="float">
            <text:p>108.5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487464" calcext:value-type="float">
            <text:p>108.4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734352" calcext:value-type="float">
            <text:p>108.73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8192" calcext:value-type="float">
            <text:p>108.97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05624" calcext:value-type="float">
            <text:p>109.00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020864" calcext:value-type="float">
            <text:p>109.02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0796" calcext:value-type="float">
            <text:p>109.40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57896" calcext:value-type="float">
            <text:p>109.65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764576" calcext:value-type="float">
            <text:p>109.76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48416" calcext:value-type="float">
            <text:p>109.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57696" calcext:value-type="float">
            <text:p>108.0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8824" calcext:value-type="float">
            <text:p>107.9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88888" calcext:value-type="float">
            <text:p>107.6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8104" calcext:value-type="float">
            <text:p>107.3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7992" calcext:value-type="float">
            <text:p>107.3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8772" calcext:value-type="float">
            <text:p>107.4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2" calcext:value-type="float">
            <text:p>107.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256072" calcext:value-type="float">
            <text:p>107.25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85384" calcext:value-type="float">
            <text:p>107.0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7624" calcext:value-type="float">
            <text:p>107.0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09184" calcext:value-type="float">
            <text:p>107.0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9524" calcext:value-type="float">
            <text:p>106.6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28184" calcext:value-type="float">
            <text:p>106.6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9416" calcext:value-type="float">
            <text:p>106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9688" calcext:value-type="float">
            <text:p>106.4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75784" calcext:value-type="float">
            <text:p>106.4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60544" calcext:value-type="float">
            <text:p>106.4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9416" calcext:value-type="float">
            <text:p>106.5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45304" calcext:value-type="float">
            <text:p>106.4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06264" calcext:value-type="float">
            <text:p>106.5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76952" calcext:value-type="float">
            <text:p>106.6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4096" calcext:value-type="float">
            <text:p>106.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31816" calcext:value-type="float">
            <text:p>106.7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65928" calcext:value-type="float">
            <text:p>106.8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899456" calcext:value-type="float">
            <text:p>106.8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02504" calcext:value-type="float">
            <text:p>106.9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8704" calcext:value-type="float">
            <text:p>106.9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29936" calcext:value-type="float">
            <text:p>106.9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83048" calcext:value-type="float">
            <text:p>106.6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01336" calcext:value-type="float">
            <text:p>106.7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5808" calcext:value-type="float">
            <text:p>106.5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72152" calcext:value-type="float">
            <text:p>106.3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76368" calcext:value-type="float">
            <text:p>106.5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753152" calcext:value-type="float">
            <text:p>106.7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33696" calcext:value-type="float">
            <text:p>106.5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311192" calcext:value-type="float">
            <text:p>106.3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94656" calcext:value-type="float">
            <text:p>106.5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63464" calcext:value-type="float">
            <text:p>106.9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01528" calcext:value-type="float">
            <text:p>107.0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98032" calcext:value-type="float">
            <text:p>107.6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98616" calcext:value-type="float">
            <text:p>107.79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76696" calcext:value-type="float">
            <text:p>107.6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524296" calcext:value-type="float">
            <text:p>107.5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9628" calcext:value-type="float">
            <text:p>107.3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69432" calcext:value-type="float">
            <text:p>107.46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0108" calcext:value-type="float">
            <text:p>107.7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25464" calcext:value-type="float">
            <text:p>107.7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786424" calcext:value-type="float">
            <text:p>107.7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792784" calcext:value-type="float">
            <text:p>111.879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445400857143" calcext:value-type="float">
            <text:p>112.445400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604292" calcext:value-type="float">
            <text:p>114.604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477579034483" calcext:value-type="float">
            <text:p>115.477579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205712" calcext:value-type="float">
            <text:p>115.72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7838192" calcext:value-type="float">
            <text:p>114.783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64555586207" calcext:value-type="float">
            <text:p>112.964555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2691744" calcext:value-type="float">
            <text:p>109.269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443366344828" calcext:value-type="float">
            <text:p>107.443366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93222" calcext:value-type="float">
            <text:p>107.93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35843692308" calcext:value-type="float">
            <text:p>110.235843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277490666667" calcext:value-type="float">
            <text:p>108.277490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77602064516" calcext:value-type="float">
            <text:p>108.97760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842552" calcext:value-type="float">
            <text:p>110.8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1141248" calcext:value-type="float">
            <text:p>113.11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9377472" calcext:value-type="float">
            <text:p>112.93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757417032258" calcext:value-type="float">
            <text:p>112.757417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25041806452" calcext:value-type="float">
            <text:p>111.52504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44356" calcext:value-type="float">
            <text:p>110.544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035946322581" calcext:value-type="float">
            <text:p>110.03594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676024" calcext:value-type="float">
            <text:p>107.867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623011870968" calcext:value-type="float">
            <text:p>107.62301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974349714286" calcext:value-type="float">
            <text:p>106.974349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560439741936" calcext:value-type="float">
            <text:p>106.56043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277074064516" calcext:value-type="float">
            <text:p>106.277074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1281048" calcext:value-type="float">
            <text:p>108.128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208049806452" calcext:value-type="float">
            <text:p>111.208049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076700965517" calcext:value-type="float">
            <text:p>113.076700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710448" calcext:value-type="float">
            <text:p>113.87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99969548387" calcext:value-type="float">
            <text:p>111.49996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779968" calcext:value-type="float">
            <text:p>104.97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33070967742" calcext:value-type="float">
            <text:p>99.8333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750888" calcext:value-type="float">
            <text:p>98.47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6632683870968" calcext:value-type="float">
            <text:p>98.6632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79308857143" calcext:value-type="float">
            <text:p>100.279308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62196129032" calcext:value-type="float">
            <text:p>100.1621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64307096774" calcext:value-type="float">
            <text:p>99.556430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869744" calcext:value-type="float">
            <text:p>99.28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66614709677" calcext:value-type="float">
            <text:p>100.266614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23192" calcext:value-type="float">
            <text:p>100.7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63265806452" calcext:value-type="float">
            <text:p>100.3632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402430967742" calcext:value-type="float">
            <text:p>98.940243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6796" calcext:value-type="float">
            <text:p>97.046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251243870968" calcext:value-type="float">
            <text:p>95.225124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27852" calcext:value-type="float">
            <text:p>94.827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3097801290323" calcext:value-type="float">
            <text:p>95.309780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06232" calcext:value-type="float">
            <text:p>97.1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389734193548" calcext:value-type="float">
            <text:p>97.13897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062667586207" calcext:value-type="float">
            <text:p>96.80626675862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09904" calcext:value-type="float">
            <text:p>97.890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43318709678" calcext:value-type="float">
            <text:p>99.1343318709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102664" calcext:value-type="float">
            <text:p>99.21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07141419355" calcext:value-type="float">
            <text:p>100.00714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1889548387" calcext:value-type="float">
            <text:p>100.191889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386144" calcext:value-type="float">
            <text:p>98.438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772947096774" calcext:value-type="float">
            <text:p>94.2772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23112" calcext:value-type="float">
            <text:p>94.082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31384" calcext:value-type="float">
            <text:p>94.13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349812413793" calcext:value-type="float">
            <text:p>94.534981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363654193548" calcext:value-type="float">
            <text:p>93.036365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22343225807" calcext:value-type="float">
            <text:p>90.2422343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312764137931" calcext:value-type="float">
            <text:p>91.431276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532947096774" calcext:value-type="float">
            <text:p>92.753294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698936" calcext:value-type="float">
            <text:p>92.569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810691612903" calcext:value-type="float">
            <text:p>91.98106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64008516129" calcext:value-type="float">
            <text:p>91.16400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094392" calcext:value-type="float">
            <text:p>93.70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415976774194" calcext:value-type="float">
            <text:p>94.341597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347384" calcext:value-type="float">
            <text:p>93.33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953233548387" calcext:value-type="float">
            <text:p>93.69532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658814285714" calcext:value-type="float">
            <text:p>93.86588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156104" calcext:value-type="float">
            <text:p>94.215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2123870968" calcext:value-type="float">
            <text:p>97.4532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617784" calcext:value-type="float">
            <text:p>98.861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14602064516" calcext:value-type="float">
            <text:p>100.214602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157992" calcext:value-type="float">
            <text:p>101.415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43372387097" calcext:value-type="float">
            <text:p>102.54337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21088774194" calcext:value-type="float">
            <text:p>101.921088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76328" calcext:value-type="float">
            <text:p>101.1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13695483871" calcext:value-type="float">
            <text:p>99.8413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8392" calcext:value-type="float">
            <text:p>98.56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608162580645" calcext:value-type="float">
            <text:p>98.560816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18557333333" calcext:value-type="float">
            <text:p>102.41855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55744" calcext:value-type="float">
            <text:p>100.78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4228651428572" calcext:value-type="float">
            <text:p>95.422865142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791048" calcext:value-type="float">
            <text:p>97.079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08014451613" calcext:value-type="float">
            <text:p>100.208014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09" calcext:value-type="float">
            <text:p>102.45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113006451613" calcext:value-type="float">
            <text:p>99.51130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186856516129" calcext:value-type="float">
            <text:p>97.186856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541424" calcext:value-type="float">
            <text:p>94.15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967668965517" calcext:value-type="float">
            <text:p>90.796766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819264" calcext:value-type="float">
            <text:p>95.98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151259354839" calcext:value-type="float">
            <text:p>98.015125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37410571429" calcext:value-type="float">
            <text:p>101.637410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84176258065" calcext:value-type="float">
            <text:p>102.584176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9169272" calcext:value-type="float">
            <text:p>108.916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35358896552" calcext:value-type="float">
            <text:p>111.535358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71704258065" calcext:value-type="float">
            <text:p>115.571704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973" calcext:value-type="float">
            <text:p>118.0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2543741936" calcext:value-type="float">
            <text:p>122.632543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3388444444" calcext:value-type="float">
            <text:p>127.243388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275712" calcext:value-type="float">
            <text:p>120.92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8762916129" calcext:value-type="float">
            <text:p>113.98762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5272912" calcext:value-type="float">
            <text:p>108.52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6295741936" calcext:value-type="float">
            <text:p>104.646295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130670068966" calcext:value-type="float">
            <text:p>105.130670068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649245419355" calcext:value-type="float">
            <text:p>104.649245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67949677419" calcext:value-type="float">
            <text:p>100.96794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2484112" calcext:value-type="float">
            <text:p>102.248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427212645161" calcext:value-type="float">
            <text:p>106.42721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6.6534824" calcext:value-type="float">
            <text:p>106.65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09256" calcext:value-type="float">
            <text:p>109.10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349558193548" calcext:value-type="float">
            <text:p>104.349558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9057264" calcext:value-type="float">
            <text:p>95.905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3132028387097" calcext:value-type="float">
            <text:p>92.313202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883008" calcext:value-type="float">
            <text:p>96.48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266025806452" calcext:value-type="float">
            <text:p>96.82660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789502222222" calcext:value-type="float">
            <text:p>99.578950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6294344828" calcext:value-type="float">
            <text:p>102.676294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8.042161032258" calcext:value-type="float">
            <text:p>108.042161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437041" calcext:value-type="float">
            <text:p>110.4370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578410580645" calcext:value-type="float">
            <text:p>113.578410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8004328" calcext:value-type="float">
            <text:p>113.800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61246451613" calcext:value-type="float">
            <text:p>116.16124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90891612903" calcext:value-type="float">
            <text:p>113.69089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762312" calcext:value-type="float">
            <text:p>111.476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6728516129" calcext:value-type="float">
            <text:p>109.11672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3746392" calcext:value-type="float">
            <text:p>107.37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4142184" calcext:value-type="float">
            <text:p>104.414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53119111111" calcext:value-type="float">
            <text:p>104.853119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902426064516" calcext:value-type="float">
            <text:p>104.902426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47575724138" calcext:value-type="float">
            <text:p>100.447575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07706666667" calcext:value-type="float">
            <text:p>100.60770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29813333333" calcext:value-type="float">
            <text:p>100.5298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95531428571" calcext:value-type="float">
            <text:p>102.4955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07932137931" calcext:value-type="float">
            <text:p>104.507932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90098482759" calcext:value-type="float">
            <text:p>103.290098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91036" calcext:value-type="float">
            <text:p>100.491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682684137931" calcext:value-type="float">
            <text:p>99.36826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585054285714" calcext:value-type="float">
            <text:p>98.85850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421324137931" calcext:value-type="float">
            <text:p>99.042132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9836827692308" calcext:value-type="float">
            <text:p>98.983682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077517241379" calcext:value-type="float">
            <text:p>98.80775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860632" calcext:value-type="float">
            <text:p>97.68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00688551724" calcext:value-type="float">
            <text:p>101.100688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3765408" calcext:value-type="float">
            <text:p>96.376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070875294118" calcext:value-type="float">
            <text:p>97.40708752941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8306" calcext:value-type="float">
            <text:p>100.683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611192" calcext:value-type="float">
            <text:p>98.26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08204137931" calcext:value-type="float">
            <text:p>94.640820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121352" calcext:value-type="float">
            <text:p>91.91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8072772413793" calcext:value-type="float">
            <text:p>90.807277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64015483871" calcext:value-type="float">
            <text:p>88.28640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776547692308" calcext:value-type="float">
            <text:p>90.3776547692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090888" calcext:value-type="float">
            <text:p>91.10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2582115862069" calcext:value-type="float">
            <text:p>97.258211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50155714286" calcext:value-type="float">
            <text:p>100.85015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415920827586" calcext:value-type="float">
            <text:p>105.415920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210563714286" calcext:value-type="float">
            <text:p>110.210563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632586322581" calcext:value-type="float">
            <text:p>113.63258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5772288" calcext:value-type="float">
            <text:p>109.857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232456" calcext:value-type="float">
            <text:p>104.2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8563402857143" calcext:value-type="float">
            <text:p>92.85634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262526896552" calcext:value-type="float">
            <text:p>89.126252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7552728" calcext:value-type="float">
            <text:p>87.75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216292307692" calcext:value-type="float">
            <text:p>89.82162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80231428571" calcext:value-type="float">
            <text:p>89.448023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9481016" calcext:value-type="float">
            <text:p>91.948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37743448276" calcext:value-type="float">
            <text:p>93.943774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4062528" calcext:value-type="float">
            <text:p>99.40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085146758621" calcext:value-type="float">
            <text:p>103.0851467586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4382328" calcext:value-type="float">
            <text:p>111.438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914344" calcext:value-type="float">
            <text:p>117.19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314129655172" calcext:value-type="float">
            <text:p>113.3141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139144" calcext:value-type="float">
            <text:p>104.013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53628413793" calcext:value-type="float">
            <text:p>104.153628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338485" calcext:value-type="float">
            <text:p>100.13384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888002857143" calcext:value-type="float">
            <text:p>93.48880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486468" calcext:value-type="float">
            <text:p>98.48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439504" calcext:value-type="float">
            <text:p>85.4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633308571429" calcext:value-type="float">
            <text:p>88.26333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681133333333" calcext:value-type="float">
            <text:p>89.46811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77267104" calcext:value-type="float">
            <text:p>95.7726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11471111111" calcext:value-type="float">
            <text:p>100.8114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4824" calcext:value-type="float">
            <text:p>93.7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225606153846" calcext:value-type="float">
            <text:p>90.12256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920588" calcext:value-type="float">
            <text:p>81.92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92860608" calcext:value-type="float">
            <text:p>75.928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2752832" calcext:value-type="float">
            <text:p>76.327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3727804444444" calcext:value-type="float">
            <text:p>74.3727804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6024" calcext:value-type="float">
            <text:p>89.3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136652" calcext:value-type="float">
            <text:p>88.913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718774285714" calcext:value-type="float">
            <text:p>93.07187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0681142857" calcext:value-type="float">
            <text:p>105.38068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94644" calcext:value-type="float">
            <text:p>109.9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10622344828" calcext:value-type="float">
            <text:p>109.110622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485192" calcext:value-type="float">
            <text:p>101.4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0081142857" calcext:value-type="float">
            <text:p>100.58008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64542222222" calcext:value-type="float">
            <text:p>97.89645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6525537142857" calcext:value-type="float">
            <text:p>95.65255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8191338461538" calcext:value-type="float">
            <text:p>96.8191338461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65068631579" calcext:value-type="float">
            <text:p>98.0650686315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017328" calcext:value-type="float">
            <text:p>99.0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84105103448" calcext:value-type="float">
            <text:p>100.584105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12837241379" calcext:value-type="float">
            <text:p>104.81283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79351157895" calcext:value-type="float">
            <text:p>105.5793511578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382398666667" calcext:value-type="float">
            <text:p>105.382398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0633408" calcext:value-type="float">
            <text:p>105.06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601053913043" calcext:value-type="float">
            <text:p>96.06010539130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128688" calcext:value-type="float">
            <text:p>93.41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725006896552" calcext:value-type="float">
            <text:p>91.8725006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9019574285714" calcext:value-type="float">
            <text:p>89.90195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440551111111" calcext:value-type="float">
            <text:p>90.244055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17312" calcext:value-type="float">
            <text:p>89.441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63027862069" calcext:value-type="float">
            <text:p>89.863027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22062608695" calcext:value-type="float">
            <text:p>93.32220626086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5947528275862" calcext:value-type="float">
            <text:p>97.5947528275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126973428571" calcext:value-type="float">
            <text:p>104.126973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713036" calcext:value-type="float">
            <text:p>98.71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5.599484" calcext:value-type="float">
            <text:p>105.599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00976" calcext:value-type="float">
            <text:p>96.2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4518" calcext:value-type="float">
            <text:p>93.0445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416785714286" calcext:value-type="float">
            <text:p>88.54167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0566877142857" calcext:value-type="float">
            <text:p>86.056687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88676" calcext:value-type="float">
            <text:p>86.68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191582222222" calcext:value-type="float">
            <text:p>87.019158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0819141818182" calcext:value-type="float">
            <text:p>87.0819141818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648137931034" calcext:value-type="float">
            <text:p>88.96481379310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2740014545455" calcext:value-type="float">
            <text:p>90.2740014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244494285714" calcext:value-type="float">
            <text:p>96.12444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02065632" calcext:value-type="float">
            <text:p>96.020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091022608696" calcext:value-type="float">
            <text:p>92.10910226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2878237142857" calcext:value-type="float">
            <text:p>88.28782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459754285714" calcext:value-type="float">
            <text:p>90.045975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318942222222" calcext:value-type="float">
            <text:p>81.731894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523844" calcext:value-type="float">
            <text:p>79.5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6537906086957" calcext:value-type="float">
            <text:p>80.6537906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1091305714286" calcext:value-type="float">
            <text:p>81.10913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73728" calcext:value-type="float">
            <text:p>81.697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98079" calcext:value-type="float">
            <text:p>84.198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7331" calcext:value-type="float">
            <text:p>89.897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04998" calcext:value-type="float">
            <text:p>91.8049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8161248" calcext:value-type="float">
            <text:p>90.381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35946666667" calcext:value-type="float">
            <text:p>94.123594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86514782609" calcext:value-type="float">
            <text:p>88.56865147826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3704615385" calcext:value-type="float">
            <text:p>89.099370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24688" calcext:value-type="float">
            <text:p>89.3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73584" calcext:value-type="float">
            <text:p>88.8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869952" calcext:value-type="float">
            <text:p>88.886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858370905947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7656848" calcext:value-type="float">
            <text:p>88.765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46" meta:object-count="0"/>
    <meta:user-defined meta:name="AppVersion">3.0</meta:user-defined>
  </office:meta>
</office:document-meta>
</file>